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automatic-styles>
    <style:style style:name="Table7" style:family="table">
      <style:table-properties style:width="17.201cm" fo:margin-left="-0.002cm" fo:margin-top="0cm" fo:margin-bottom="0cm" table:align="left" style:writing-mode="page"/>
    </style:style>
    <style:style style:name="Table7.A" style:family="table-column">
      <style:table-column-properties style:column-width="1.986cm"/>
    </style:style>
    <style:style style:name="Table7.B" style:family="table-column">
      <style:table-column-properties style:column-width="1.967cm"/>
    </style:style>
    <style:style style:name="Table7.C" style:family="table-column">
      <style:table-column-properties style:column-width="1.969cm"/>
    </style:style>
    <style:style style:name="Table7.D" style:family="table-column">
      <style:table-column-properties style:column-width="1.97cm"/>
    </style:style>
    <style:style style:name="Table7.E" style:family="table-column">
      <style:table-column-properties style:column-width="9.31cm"/>
    </style:style>
    <style:style style:name="Table7.1" style:family="table-row">
      <style:table-row-properties fo:keep-together="auto"/>
    </style:style>
    <style:style style:name="Table7.A1" style:family="table-cell">
      <style:table-cell-properties style:vertical-align="middle" fo:padding="0.176cm" fo:border="1pt solid #000000"/>
    </style:style>
    <style:style style:name="Table7.E1" style:family="table-cell">
      <style:table-cell-properties fo:padding="0.176cm" fo:border="1pt solid #000000"/>
    </style:style>
    <style:style style:name="Table7.E2" style:family="table-cell">
      <style:table-cell-properties fo:padding="0.176cm" fo:border="1pt solid #000000"/>
    </style:style>
    <style:style style:name="Table49" style:family="table">
      <style:table-properties style:width="16.693cm" fo:margin-left="0.026cm" fo:margin-top="0cm" fo:margin-bottom="0cm" table:align="left" style:writing-mode="page"/>
    </style:style>
    <style:style style:name="Table49.A" style:family="table-column">
      <style:table-column-properties style:column-width="2.443cm"/>
    </style:style>
    <style:style style:name="Table49.B" style:family="table-column">
      <style:table-column-properties style:column-width="4.75cm"/>
    </style:style>
    <style:style style:name="Table49.C" style:family="table-column">
      <style:table-column-properties style:column-width="9.5cm"/>
    </style:style>
    <style:style style:name="Table49.1" style:family="table-row">
      <style:table-row-properties fo:keep-together="auto"/>
    </style:style>
    <style:style style:name="Table49.A1" style:family="table-cell">
      <style:table-cell-properties fo:background-color="transparent" fo:padding-left="0.191cm" fo:padding-right="0.191cm" fo:padding-top="0cm" fo:padding-bottom="0cm" fo:border="1.5pt solid #000000">
        <style:background-image/>
      </style:table-cell-properties>
    </style:style>
    <style:style style:name="Table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9.B3" style:family="table-cell">
      <style:table-cell-properties fo:background-color="transparent" fo:padding-left="0.191cm" fo:padding-right="0.191cm" fo:padding-top="0cm" fo:padding-bottom="0cm" fo:border="0.75pt solid #000000">
        <style:background-image/>
      </style:table-cell-properties>
    </style:style>
    <style:style style:name="Table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9.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9.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9.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696" style:family="table">
      <style:table-properties style:width="17.147cm" fo:margin-left="0.026cm" fo:margin-top="0cm" fo:margin-bottom="0cm" table:align="left" style:writing-mode="page"/>
    </style:style>
    <style:style style:name="Table696.A" style:family="table-column">
      <style:table-column-properties style:column-width="2.63cm"/>
    </style:style>
    <style:style style:name="Table696.B" style:family="table-column">
      <style:table-column-properties style:column-width="5.883cm"/>
    </style:style>
    <style:style style:name="Table696.C" style:family="table-column">
      <style:table-column-properties style:column-width="8.634cm"/>
    </style:style>
    <style:style style:name="Table696.1" style:family="table-row">
      <style:table-row-properties fo:keep-together="auto"/>
    </style:style>
    <style:style style:name="Table696.A1" style:family="table-cell">
      <style:table-cell-properties fo:background-color="transparent" fo:padding-left="0.191cm" fo:padding-right="0.191cm" fo:padding-top="0cm" fo:padding-bottom="0cm" fo:border="1.5pt solid #000000">
        <style:background-image/>
      </style:table-cell-properties>
    </style:style>
    <style:style style:name="Table69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69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69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69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696.B3" style:family="table-cell">
      <style:table-cell-properties fo:background-color="transparent" fo:padding-left="0.191cm" fo:padding-right="0.191cm" fo:padding-top="0cm" fo:padding-bottom="0cm" fo:border="0.75pt solid #000000">
        <style:background-image/>
      </style:table-cell-properties>
    </style:style>
    <style:style style:name="Table69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69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69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69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 style:family="table">
      <style:table-properties style:width="17.147cm" fo:margin-left="0.026cm" fo:margin-top="0cm" fo:margin-bottom="0cm" table:align="left" style:writing-mode="page"/>
    </style:style>
    <style:style style:name="Table1.A" style:family="table-column">
      <style:table-column-properties style:column-width="2.05cm"/>
    </style:style>
    <style:style style:name="Table1.B" style:family="table-column">
      <style:table-column-properties style:column-width="6.638cm"/>
    </style:style>
    <style:style style:name="Table1.C" style:family="table-column">
      <style:table-column-properties style:column-width="8.46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5pt solid #000000">
        <style:background-image/>
      </style:table-cell-properties>
    </style:style>
    <style:style style:name="Table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7.147cm" fo:margin-left="0.026cm" fo:margin-top="0cm" fo:margin-bottom="0cm" table:align="left" style:writing-mode="page"/>
    </style:style>
    <style:style style:name="Table2.A" style:family="table-column">
      <style:table-column-properties style:column-width="2.101cm"/>
    </style:style>
    <style:style style:name="Table2.B" style:family="table-column">
      <style:table-column-properties style:column-width="6.618cm"/>
    </style:style>
    <style:style style:name="Table2.C" style:family="table-column">
      <style:table-column-properties style:column-width="8.428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92cm" fo:margin-left="0.026cm" fo:margin-top="0cm" fo:margin-bottom="0cm" table:align="left" style:writing-mode="page"/>
    </style:style>
    <style:style style:name="Table3.A" style:family="table-column">
      <style:table-column-properties style:column-width="2.688cm"/>
    </style:style>
    <style:style style:name="Table3.B" style:family="table-column">
      <style:table-column-properties style:column-width="4.863cm"/>
    </style:style>
    <style:style style:name="Table3.C" style:family="table-column">
      <style:table-column-properties style:column-width="8.941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B3" style:family="table-cell">
      <style:table-cell-properties fo:background-color="transparent" fo:padding-left="0.191cm" fo:padding-right="0.191cm" fo:padding-top="0cm" fo:padding-bottom="0cm" fo:border="0.7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58" style:family="table">
      <style:table-properties style:width="16.962cm" fo:margin-left="0.026cm" fo:margin-top="0cm" fo:margin-bottom="0cm" table:align="left" style:writing-mode="page"/>
    </style:style>
    <style:style style:name="Table758.A" style:family="table-column">
      <style:table-column-properties style:column-width="2.134cm"/>
    </style:style>
    <style:style style:name="Table758.B" style:family="table-column">
      <style:table-column-properties style:column-width="5.667cm"/>
    </style:style>
    <style:style style:name="Table758.C" style:family="table-column">
      <style:table-column-properties style:column-width="9.16cm"/>
    </style:style>
    <style:style style:name="Table758.1" style:family="table-row">
      <style:table-row-properties fo:keep-together="auto"/>
    </style:style>
    <style:style style:name="Table758.A1" style:family="table-cell">
      <style:table-cell-properties fo:background-color="transparent" fo:padding-left="0.191cm" fo:padding-right="0.191cm" fo:padding-top="0cm" fo:padding-bottom="0cm" fo:border="1.5pt solid #000000">
        <style:background-image/>
      </style:table-cell-properties>
    </style:style>
    <style:style style:name="Table75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75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75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75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758.B3" style:family="table-cell">
      <style:table-cell-properties fo:background-color="transparent" fo:padding-left="0.191cm" fo:padding-right="0.191cm" fo:padding-top="0cm" fo:padding-bottom="0cm" fo:border="0.75pt solid #000000">
        <style:background-image/>
      </style:table-cell-properties>
    </style:style>
    <style:style style:name="Table75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758.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758.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758.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7.147cm" fo:margin-left="0.026cm" fo:margin-top="0cm" fo:margin-bottom="0cm" table:align="left" style:writing-mode="page"/>
    </style:style>
    <style:style style:name="Table4.A" style:family="table-column">
      <style:table-column-properties style:column-width="2.05cm"/>
    </style:style>
    <style:style style:name="Table4.B" style:family="table-column">
      <style:table-column-properties style:column-width="6.638cm"/>
    </style:style>
    <style:style style:name="Table4.C" style:family="table-column">
      <style:table-column-properties style:column-width="8.46cm"/>
    </style:style>
    <style:style style:name="Table4.1" style:family="table-row">
      <style:table-row-properties loext:text-changes-only="false" fo:keep-together="auto"/>
    </style:style>
    <style:style style:name="Table4.A1" style:family="table-cell">
      <style:table-cell-properties fo:background-color="transparent" fo:padding-left="0.191cm" fo:padding-right="0.191cm" fo:padding-top="0cm" fo:padding-bottom="0cm" fo:border="1.5pt solid #000000">
        <style:background-image/>
      </style:table-cell-properties>
    </style:style>
    <style:style style:name="Table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First_20_Paragraph">
      <style:paragraph-properties fo:margin-top="0.494cm" fo:margin-bottom="0.423cm" style:contextual-spacing="false"/>
      <style:text-properties officeooo:paragraph-rsid="001a78d8"/>
    </style:style>
    <style:style style:name="P2" style:family="paragraph" style:parent-style-name="Table_20_Header">
      <style:text-properties officeooo:paragraph-rsid="001a78d8"/>
    </style:style>
    <style:style style:name="P3" style:family="paragraph" style:parent-style-name="Table_20_Paragraph">
      <style:text-properties officeooo:paragraph-rsid="001a78d8"/>
    </style:style>
    <style:style style:name="P4" style:family="paragraph" style:parent-style-name="Text_20_body">
      <style:paragraph-properties fo:margin-top="0cm" fo:margin-bottom="0cm" style:contextual-spacing="false"/>
      <style:text-properties officeooo:paragraph-rsid="001a78d8"/>
    </style:style>
    <style:style style:name="P5" style:family="paragraph" style:parent-style-name="Text_20_body">
      <style:text-properties officeooo:paragraph-rsid="001a78d8"/>
    </style:style>
    <style:style style:name="P6" style:family="paragraph" style:parent-style-name="Table_20_Header">
      <style:text-properties officeooo:paragraph-rsid="0020d4a4"/>
    </style:style>
    <style:style style:name="P7" style:family="paragraph" style:parent-style-name="Table_20_Paragraph">
      <style:text-properties officeooo:paragraph-rsid="0020d4a4"/>
    </style:style>
    <style:style style:name="P8" style:family="paragraph" style:parent-style-name="Standard">
      <style:paragraph-properties fo:margin-top="0.494cm" fo:margin-bottom="0.494cm" style:contextual-spacing="false" fo:line-height="100%" fo:text-align="start" style:justify-single-word="false" fo:keep-with-next="always"/>
      <style:text-properties officeooo:paragraph-rsid="002d050d"/>
    </style:style>
    <style:style style:name="P9" style:family="paragraph" style:parent-style-name="Text_20_body">
      <style:paragraph-properties fo:margin-top="0.494cm" fo:margin-bottom="0.423cm" style:contextual-spacing="false"/>
      <style:text-properties officeooo:rsid="0020d4a4" officeooo:paragraph-rsid="0020d4a4"/>
    </style:style>
    <style:style style:name="P10" style:family="paragraph" style:parent-style-name="Table_20_Header">
      <style:text-properties officeooo:paragraph-rsid="002d050d"/>
    </style:style>
    <style:style style:name="P11" style:family="paragraph" style:parent-style-name="Table_20_Paragraph">
      <style:text-properties officeooo:paragraph-rsid="002d050d"/>
    </style:style>
    <style:style style:name="P12" style:family="paragraph" style:parent-style-name="Normal_20__28_Web_29_">
      <style:paragraph-properties fo:margin-top="0.212cm" fo:margin-bottom="0.212cm" style:contextual-spacing="false"/>
      <style:text-properties officeooo:paragraph-rsid="0021c142"/>
    </style:style>
    <style:style style:name="P13" style:family="paragraph" style:parent-style-name="Standard">
      <style:paragraph-properties fo:margin-left="1.905cm" fo:margin-top="0.494cm" fo:margin-bottom="0.423cm" style:contextual-spacing="false" fo:text-indent="-1.905cm" style:auto-text-indent="false"/>
      <style:text-properties officeooo:paragraph-rsid="003227dd"/>
    </style:style>
    <style:style style:name="P14" style:family="paragraph" style:parent-style-name="NOTE">
      <style:paragraph-properties fo:margin-top="0.494cm" fo:margin-bottom="0.494cm" style:contextual-spacing="false"/>
      <style:text-properties officeooo:paragraph-rsid="003227dd"/>
    </style:style>
    <style:style style:name="P15" style:family="paragraph" style:parent-style-name="Standard">
      <style:text-properties officeooo:paragraph-rsid="0031ca8e"/>
    </style:style>
    <style:style style:name="P16" style:family="paragraph" style:parent-style-name="Table_20_Header">
      <style:text-properties officeooo:paragraph-rsid="0031ca8e"/>
    </style:style>
    <style:style style:name="P17" style:family="paragraph" style:parent-style-name="Table_20_Paragraph">
      <style:text-properties officeooo:paragraph-rsid="0031ca8e"/>
    </style:style>
    <style:style style:name="P18" style:family="paragraph" style:parent-style-name="NOTE">
      <style:paragraph-properties fo:margin-top="0.494cm" fo:margin-bottom="0.494cm" style:contextual-spacing="false"/>
      <style:text-properties officeooo:paragraph-rsid="0027c53a"/>
    </style:style>
    <style:style style:name="P19" style:family="paragraph" style:parent-style-name="Standard">
      <style:text-properties officeooo:paragraph-rsid="0027c53a"/>
    </style:style>
    <style:style style:name="P20" style:family="paragraph" style:parent-style-name="NOTE">
      <style:paragraph-properties fo:margin-top="0.494cm" fo:margin-bottom="0.494cm" style:contextual-spacing="false"/>
      <style:text-properties officeooo:paragraph-rsid="0032cc46"/>
    </style:style>
    <style:style style:name="P21" style:family="paragraph" style:parent-style-name="Standard">
      <style:paragraph-properties fo:margin-top="0.494cm" fo:margin-bottom="0.423cm" style:contextual-spacing="false"/>
      <style:text-properties officeooo:rsid="0021c142" officeooo:paragraph-rsid="0021c142"/>
    </style:style>
    <style:style style:name="P22" style:family="paragraph" style:parent-style-name="Text_20_body">
      <style:text-properties fo:language="en" fo:country="GB" officeooo:rsid="001a78d8" officeooo:paragraph-rsid="001a78d8"/>
    </style:style>
    <style:style style:name="P23" style:family="paragraph" style:parent-style-name="First_20_Paragraph">
      <style:paragraph-properties fo:margin-top="0.494cm" fo:margin-bottom="0.423cm" style:contextual-spacing="false"/>
      <style:text-properties officeooo:paragraph-rsid="002d050d"/>
    </style:style>
    <style:style style:name="P24" style:family="paragraph" style:parent-style-name="First_20_Paragraph">
      <style:paragraph-properties fo:margin-top="0.494cm" fo:margin-bottom="0.423cm" style:contextual-spacing="false"/>
    </style:style>
    <style:style style:name="P25" style:family="paragraph" style:parent-style-name="NOTE">
      <style:paragraph-properties fo:margin-top="0.494cm" fo:margin-bottom="0.494cm" style:contextual-spacing="false"/>
      <style:text-properties officeooo:paragraph-rsid="002d050d"/>
    </style:style>
    <style:style style:name="P26" style:family="paragraph" style:parent-style-name="NOTE">
      <style:paragraph-properties fo:margin-top="0.494cm" fo:margin-bottom="0.494cm" style:contextual-spacing="false"/>
      <style:text-properties officeooo:rsid="002ac15f" officeooo:paragraph-rsid="002ac15f"/>
    </style:style>
    <style:style style:name="P27" style:family="paragraph" style:parent-style-name="Heading_20_3">
      <style:paragraph-properties fo:margin-top="0.494cm" fo:margin-bottom="0.423cm" style:contextual-spacing="false"/>
      <style:text-properties officeooo:paragraph-rsid="0020d4a4"/>
    </style:style>
    <style:style style:name="P28" style:family="paragraph" style:parent-style-name="Heading_20_4">
      <style:paragraph-properties fo:margin-left="1.905cm" fo:margin-top="0.494cm" fo:margin-bottom="0.423cm" style:contextual-spacing="false" fo:text-indent="-1.905cm" style:auto-text-indent="false"/>
      <style:text-properties officeooo:paragraph-rsid="0021c142"/>
    </style:style>
    <style:style style:name="P29" style:family="paragraph" style:parent-style-name="Heading_20_4">
      <style:paragraph-properties fo:margin-left="1.905cm" fo:margin-top="0.494cm" fo:margin-bottom="0.423cm" style:contextual-spacing="false" fo:text-indent="-1.905cm" style:auto-text-indent="false"/>
      <style:text-properties officeooo:paragraph-rsid="002d050d"/>
    </style:style>
    <style:style style:name="P30" style:family="paragraph" style:parent-style-name="Heading_20_4">
      <style:paragraph-properties fo:margin-left="1.905cm" fo:margin-top="0.494cm" fo:margin-bottom="0.423cm" style:contextual-spacing="false" fo:text-indent="-1.905cm" style:auto-text-indent="false"/>
      <style:text-properties officeooo:paragraph-rsid="003227dd"/>
    </style:style>
    <style:style style:name="P31" style:family="paragraph" style:parent-style-name="Heading_20_5">
      <style:paragraph-properties fo:margin-left="1.905cm" fo:margin-top="0.494cm" fo:margin-bottom="0.423cm" style:contextual-spacing="false" fo:text-indent="-1.905cm" style:auto-text-indent="false"/>
      <style:text-properties officeooo:paragraph-rsid="0031ca8e"/>
    </style:style>
    <style:style style:name="P32" style:family="paragraph" style:parent-style-name="List_20_Paragraph" style:list-style-name="WWNum250">
      <style:text-properties officeooo:paragraph-rsid="0027c53a"/>
    </style:style>
    <style:style style:name="P33" style:family="paragraph" style:parent-style-name="Standard">
      <style:text-properties officeooo:paragraph-rsid="001a78d8"/>
    </style:style>
    <style:style style:name="P34" style:family="paragraph" style:parent-style-name="Standard">
      <style:paragraph-properties fo:margin-top="0.494cm" fo:margin-bottom="0.212cm" style:contextual-spacing="false"/>
      <style:text-properties officeooo:paragraph-rsid="0020d4a4"/>
    </style:style>
    <style:style style:name="P35" style:family="paragraph" style:parent-style-name="Standard">
      <style:paragraph-properties fo:margin-top="0.494cm" fo:margin-bottom="0.423cm" style:contextual-spacing="false"/>
      <style:text-properties fo:language="en" fo:country="GB" officeooo:rsid="0021c142" officeooo:paragraph-rsid="0021c142"/>
    </style:style>
    <style:style style:name="P36" style:family="paragraph" style:parent-style-name="Standard">
      <style:text-properties officeooo:paragraph-rsid="0021c142"/>
    </style:style>
    <style:style style:name="P37" style:family="paragraph" style:parent-style-name="Standard">
      <style:text-properties officeooo:rsid="00257809" officeooo:paragraph-rsid="00257809"/>
    </style:style>
    <style:style style:name="P38" style:family="paragraph" style:parent-style-name="Standard">
      <style:text-properties officeooo:paragraph-rsid="00190c7d"/>
    </style:style>
    <style:style style:name="P39" style:family="paragraph" style:parent-style-name="Standard">
      <style:text-properties officeooo:rsid="00279f58" officeooo:paragraph-rsid="00279f58"/>
    </style:style>
    <style:style style:name="P40" style:family="paragraph" style:parent-style-name="Standard">
      <style:text-properties officeooo:paragraph-rsid="0027c53a"/>
    </style:style>
    <style:style style:name="P41" style:family="paragraph" style:parent-style-name="Standard">
      <style:text-properties officeooo:rsid="002ad268" officeooo:paragraph-rsid="002ad268"/>
    </style:style>
    <style:style style:name="P42" style:family="paragraph" style:parent-style-name="Standard">
      <style:text-properties officeooo:paragraph-rsid="002bf43e"/>
    </style:style>
    <style:style style:name="P43" style:family="paragraph" style:parent-style-name="Standard">
      <style:text-properties officeooo:rsid="002d050d" officeooo:paragraph-rsid="002d050d"/>
    </style:style>
    <style:style style:name="P44" style:family="paragraph" style:parent-style-name="Standard">
      <style:text-properties officeooo:paragraph-rsid="002d050d"/>
    </style:style>
    <style:style style:name="P45" style:family="paragraph" style:parent-style-name="Standard">
      <style:text-properties officeooo:paragraph-rsid="0031ca8e"/>
    </style:style>
    <style:style style:name="P46" style:family="paragraph" style:parent-style-name="Standard">
      <style:paragraph-properties fo:margin-top="0.494cm" fo:margin-bottom="0.423cm" style:contextual-spacing="false"/>
      <style:text-properties officeooo:paragraph-rsid="0031ca8e"/>
    </style:style>
    <style:style style:name="P47" style:family="paragraph" style:parent-style-name="Standard">
      <style:paragraph-properties fo:margin-top="0.494cm" fo:margin-bottom="0.423cm" style:contextual-spacing="false"/>
    </style:style>
    <style:style style:name="P48" style:family="paragraph" style:parent-style-name="Standard">
      <style:paragraph-properties fo:margin-left="1.905cm" fo:margin-top="0.494cm" fo:margin-bottom="0.423cm" style:contextual-spacing="false" fo:text-indent="-1.905cm" style:auto-text-indent="false"/>
      <style:text-properties officeooo:paragraph-rsid="003227dd"/>
    </style:style>
    <style:style style:name="P49" style:family="paragraph" style:parent-style-name="Standard">
      <style:paragraph-properties fo:margin-top="0.494cm" fo:margin-bottom="0.494cm" style:contextual-spacing="false" fo:line-height="100%" fo:text-align="start" style:justify-single-word="false" fo:keep-with-next="always"/>
      <style:text-properties officeooo:paragraph-rsid="004a9641"/>
    </style:style>
    <style:style style:name="P50" style:family="paragraph" style:parent-style-name="Table_20_Header">
      <style:text-properties officeooo:paragraph-rsid="004a9641"/>
    </style:style>
    <style:style style:name="P51" style:family="paragraph" style:parent-style-name="Table_20_Paragraph">
      <style:text-properties officeooo:paragraph-rsid="001a78d8"/>
    </style:style>
    <style:style style:name="P52" style:family="paragraph" style:parent-style-name="Table_20_Paragraph">
      <style:text-properties officeooo:paragraph-rsid="001a78d8" fo:background-color="#f2cbf8"/>
    </style:style>
    <style:style style:name="P53" style:family="paragraph" style:parent-style-name="Table_20_Paragraph">
      <style:text-properties officeooo:paragraph-rsid="001d688b" fo:background-color="#f2cbf8"/>
    </style:style>
    <style:style style:name="P54" style:family="paragraph" style:parent-style-name="Table_20_Paragraph">
      <style:text-properties officeooo:paragraph-rsid="003a5508" fo:background-color="#ffff00"/>
    </style:style>
    <style:style style:name="P55" style:family="paragraph" style:parent-style-name="Table_20_Paragraph">
      <style:text-properties officeooo:paragraph-rsid="002d050d"/>
    </style:style>
    <style:style style:name="P56" style:family="paragraph" style:parent-style-name="Table_20_Paragraph">
      <style:text-properties fo:background-color="transparent"/>
    </style:style>
    <style:style style:name="P57" style:family="paragraph" style:parent-style-name="Table_20_Paragraph">
      <style:text-properties officeooo:paragraph-rsid="0043d92b" fo:background-color="transparent"/>
    </style:style>
    <style:style style:name="P58" style:family="paragraph" style:parent-style-name="Table_20_Paragraph">
      <style:text-properties officeooo:paragraph-rsid="00450f47"/>
    </style:style>
    <style:style style:name="P59" style:family="paragraph" style:parent-style-name="Table_20_Paragraph">
      <style:text-properties officeooo:paragraph-rsid="00471c6e"/>
    </style:style>
    <style:style style:name="P60" style:family="paragraph" style:parent-style-name="Table_20_Paragraph">
      <style:text-properties officeooo:paragraph-rsid="004a9641"/>
    </style:style>
    <style:style style:name="P61" style:family="paragraph" style:parent-style-name="Text_20_body">
      <style:paragraph-properties fo:margin-top="0.494cm" fo:margin-bottom="0.423cm" style:contextual-spacing="false"/>
    </style:style>
    <style:style style:name="P62" style:family="paragraph" style:parent-style-name="Text_20_body">
      <style:paragraph-properties fo:margin-top="0.494cm" fo:margin-bottom="0.423cm" style:contextual-spacing="false"/>
      <style:text-properties officeooo:paragraph-rsid="002dddd0"/>
    </style:style>
    <style:style style:name="P63" style:family="paragraph" style:parent-style-name="Text_20_body">
      <style:paragraph-properties fo:margin-left="0cm" fo:margin-right="0cm" fo:text-indent="0cm" style:auto-text-indent="false" style:writing-mode="lr-tb"/>
    </style:style>
    <style:style style:name="P64" style:family="paragraph" style:parent-style-name="Text_20_body">
      <style:text-properties officeooo:paragraph-rsid="0027c53a"/>
    </style:style>
    <style:style style:name="P65" style:family="paragraph" style:parent-style-name="Text_20_body">
      <style:text-properties officeooo:paragraph-rsid="002d050d" fo:background-color="transparent"/>
    </style:style>
    <style:style style:name="P66" style:family="paragraph" style:parent-style-name="Text_20_body">
      <style:paragraph-properties fo:margin-left="0cm" fo:margin-right="0cm" fo:text-indent="0cm" style:auto-text-indent="false" style:writing-mode="lr-tb"/>
      <style:text-properties fo:background-color="transparent"/>
    </style:style>
    <style:style style:name="P67" style:family="paragraph" style:parent-style-name="Text_20_body">
      <style:text-properties officeooo:paragraph-rsid="00471c6e"/>
    </style:style>
    <style:style style:name="P6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70" style:family="paragraph">
      <style:paragraph-properties fo:text-align="start"/>
    </style:style>
    <style:style style:name="P71" style:family="paragraph">
      <style:paragraph-properties fo:margin-top="0.871cm" fo:margin-bottom="0.871cm" fo:text-align="star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language="en" fo:country="GB" officeooo:rsid="002bf43e" fo:background-color="#ffff00" loext:char-shading-value="0"/>
    </style:style>
    <style:style style:name="T4" style:family="text">
      <style:text-properties fo:language="en" fo:country="GB" officeooo:rsid="001a78d8"/>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style:font-style-asian="italic" style:font-style-complex="italic"/>
    </style:style>
    <style:style style:name="T7" style:family="text">
      <style:text-properties fo:language="en" fo:country="GB" officeooo:rsid="0021c142"/>
    </style:style>
    <style:style style:name="T8" style:family="text">
      <style:text-properties fo:language="en" fo:country="GB" officeooo:rsid="0026816a"/>
    </style:style>
    <style:style style:name="T9" style:family="text">
      <style:text-properties fo:language="en" fo:country="GB" officeooo:rsid="0027c53a"/>
    </style:style>
    <style:style style:name="T10" style:family="text">
      <style:text-properties fo:language="en" fo:country="GB" officeooo:rsid="002bf43e"/>
    </style:style>
    <style:style style:name="T11" style:family="text">
      <style:text-properties fo:language="en" fo:country="GB" style:language-asian="ja" style:country-asian="JP"/>
    </style:style>
    <style:style style:name="T12" style:family="text">
      <style:text-properties fo:language="en" fo:country="GB" fo:background-color="transparent" loext:char-shading-value="0"/>
    </style:style>
    <style:style style:name="T13" style:family="text">
      <style:text-properties fo:language="en" fo:country="GB" fo:background-color="#00ffff" loext:char-shading-value="0"/>
    </style:style>
    <style:style style:name="T14" style:family="text">
      <style:text-properties fo:language="en" fo:country="GB" officeooo:rsid="002bf43e" fo:background-color="#f2cbf8" loext:char-shading-value="0"/>
    </style:style>
    <style:style style:name="T15" style:family="text">
      <style:text-properties style:language-asian="ja" style:country-asian="JP"/>
    </style:style>
    <style:style style:name="T16" style:family="text">
      <style:text-properties officeooo:rsid="0046f376" style:language-asian="ja" style:country-asian="JP"/>
    </style:style>
    <style:style style:name="T17" style:family="text">
      <style:text-properties officeooo:rsid="001a78d8"/>
    </style:style>
    <style:style style:name="T18" style:family="text">
      <style:text-properties officeooo:rsid="001b8dc8"/>
    </style:style>
    <style:style style:name="T19" style:family="text">
      <style:text-properties officeooo:rsid="001d688b"/>
    </style:style>
    <style:style style:name="T20" style:family="text">
      <style:text-properties style:font-name="Arial" fo:font-size="10pt" style:font-name-asian="Times New Roman1" style:font-size-asian="10pt" style:font-size-complex="10pt"/>
    </style:style>
    <style:style style:name="T21" style:family="text">
      <style:text-properties style:font-name-complex="Arial1"/>
    </style:style>
    <style:style style:name="T22" style:family="text">
      <style:text-properties style:text-position="super 58%" fo:language="en" fo:country="GB"/>
    </style:style>
    <style:style style:name="T23" style:family="text">
      <style:text-properties officeooo:rsid="0023a4fe"/>
    </style:style>
    <style:style style:name="T24" style:family="text">
      <style:text-properties officeooo:rsid="0025266f"/>
    </style:style>
    <style:style style:name="T25" style:family="text">
      <style:text-properties fo:background-color="#ffff00" loext:char-shading-value="0"/>
    </style:style>
    <style:style style:name="T26" style:family="text">
      <style:text-properties fo:font-style="italic" fo:background-color="#ffff00" loext:char-shading-value="0" style:font-style-asian="italic"/>
    </style:style>
    <style:style style:name="T27" style:family="text">
      <style:text-properties fo:font-style="italic" style:language-asian="ja" style:country-asian="JP" style:font-style-asian="italic" style:font-style-complex="italic"/>
    </style:style>
    <style:style style:name="T28" style:family="text">
      <style:text-properties officeooo:rsid="002dddd0" style:language-asian="zh" style:country-asian="CN"/>
    </style:style>
    <style:style style:name="T29" style:family="text">
      <style:text-properties officeooo:rsid="003227dd" style:language-asian="zh" style:country-asian="CN"/>
    </style:style>
    <style:style style:name="T30" style:family="text">
      <style:text-properties officeooo:rsid="0032cc46" style:language-asian="zh" style:country-asian="CN"/>
    </style:style>
    <style:style style:name="T31" style:family="text">
      <style:text-properties officeooo:rsid="00486373" style:language-asian="zh" style:country-asian="CN"/>
    </style:style>
    <style:style style:name="T32" style:family="text">
      <style:text-properties officeooo:rsid="0049c769" style:language-asian="zh" style:country-asian="CN"/>
    </style:style>
    <style:style style:name="T33" style:family="text">
      <style:text-properties officeooo:rsid="0036af65"/>
    </style:style>
    <style:style style:name="T34" style:family="text">
      <style:text-properties fo:background-color="#00ffff" loext:char-shading-value="0"/>
    </style:style>
    <style:style style:name="T35" style:family="text">
      <style:text-properties fo:background-color="transparent" loext:char-shading-value="0"/>
    </style:style>
    <style:style style:name="T36" style:family="text">
      <style:text-properties fo:background-color="transparent" loext:char-shading-value="0" style:language-asian="ja" style:country-asian="JP"/>
    </style:style>
    <style:style style:name="T37" style:family="text">
      <style:text-properties fo:font-style="normal" style:language-asian="ja" style:country-asian="JP" style:font-style-asian="normal" style:font-style-complex="normal"/>
    </style:style>
    <style:style style:name="T38" style:family="text">
      <style:text-properties officeooo:rsid="003227dd" fo:background-color="#aadcf7" loext:char-shading-value="0" style:language-asian="zh" style:country-asian="CN"/>
    </style:style>
    <style:style style:name="T39" style:family="text">
      <style:text-properties officeooo:rsid="003227dd" fo:background-color="#aadcf7" loext:char-shading-value="0" style:language-asian="zh" style:country-asian="CN"/>
    </style:style>
    <style:style style:name="T40" style:family="text">
      <style:text-properties officeooo:rsid="0032cc46" fo:background-color="#aadcf7" loext:char-shading-value="0" style:language-asian="zh" style:country-asian="CN"/>
    </style:style>
    <style:style style:name="T41" style:family="text">
      <style:text-properties officeooo:rsid="0032cc46" fo:background-color="#aadcf7" loext:char-shading-value="0" style:language-asian="zh" style:country-asian="CN"/>
    </style:style>
    <style:style style:name="T42" style:family="text">
      <style:text-properties officeooo:rsid="00486373" fo:background-color="#aadcf7" loext:char-shading-value="0" style:language-asian="zh" style:country-asian="CN"/>
    </style:style>
    <style:style style:name="T43" style:family="text">
      <style:text-properties officeooo:rsid="00486373" fo:background-color="#aadcf7" loext:char-shading-value="0" style:language-asian="zh" style:country-asian="CN"/>
    </style:style>
    <style:style style:name="T44" style:family="text">
      <style:text-properties officeooo:rsid="0049c769" fo:background-color="#aadcf7" loext:char-shading-value="0" style:language-asian="zh" style:country-asian="CN"/>
    </style:style>
    <style:style style:name="T45" style:family="text">
      <style:text-properties officeooo:rsid="0049c769" fo:background-color="#aadcf7" loext:char-shading-value="0" style:language-asian="zh" style:country-asian="CN"/>
    </style:style>
    <style:style style:name="T46" style:family="text">
      <style:text-properties officeooo:rsid="004a9641"/>
    </style:style>
    <style:style style:name="T47" style:family="text">
      <style:text-properties officeooo:rsid="004c3e73"/>
    </style:style>
    <style:style style:name="T48" style:family="text">
      <style:text-properties officeooo:rsid="004f410b"/>
    </style:style>
    <style:style style:name="T49" style:family="text">
      <style:text-properties officeooo:rsid="0052341a"/>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size="10pt" fo:language="en" fo:country="GB" style:language-asian="zh" style:country-asian="CN" style:language-complex="hi" style:country-complex="IN"/>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loext:opacity="100%" style:font-name="Arial" fo:font-size="10pt" style:font-name-asian="Arial1" style:font-size-asian="10pt" style:font-name-complex="Arial1" style:font-size-complex="10pt"/>
    </style:style>
    <style:style style:name="T55" style:family="text">
      <style:text-properties style:font-name="Arial" fo:font-size="10pt" style:font-name-asian="Arial1" style:font-size-asian="10pt" style:font-name-complex="Arial1" style:font-size-complex="10pt"/>
    </style:style>
  </office:automatic-styles>
  <office:body>
    <office:text text:use-soft-page-breaks="true">
      <text:tracked-changes>
        <text:changed-region xml:id="ct164372464" text:id="ct164372464">
          <text:deletion>
            <office:change-info>
              <dc:creator>Liam Quin</dc:creator>
              <dc:date>2024-03-05T01:42:06</dc:date>
            </office:change-info>
            <text:p text:style-name="P3"><text:span text:style-name="T17">singl</text:span><text:span text:style-name="T33">y</text:span></text:p>
          </text:deletion>
        </text:changed-region>
        <text:changed-region xml:id="ct758237968" text:id="ct758237968">
          <text:insertion>
            <office:change-info>
              <dc:creator>Liam Quin</dc:creator>
              <dc:date>2024-03-05T01:42:06</dc:date>
            </office:change-info>
          </text:insertion>
        </text:changed-region>
        <text:changed-region xml:id="ct780401968" text:id="ct780401968">
          <text:format-change>
            <office:change-info>
              <dc:creator>Liam Quin</dc:creator>
              <dc:date>2024-03-05T01:45:37</dc:date>
              <text:p>Added details for all values, to be specific.</text:p>
            </office:change-info>
          </text:format-change>
        </text:changed-region>
        <text:changed-region xml:id="ct779866080" text:id="ct779866080">
          <text:format-change>
            <office:change-info>
              <dc:creator>Liam Quin</dc:creator>
              <dc:date>2024-03-05T01:45:37</dc:date>
              <text:p>Added details for all values, to be specific.</text:p>
            </office:change-info>
          </text:format-change>
        </text:changed-region>
        <text:changed-region xml:id="ct722450864" text:id="ct722450864">
          <text:format-change>
            <office:change-info>
              <dc:creator>Liam Quin</dc:creator>
              <dc:date>2024-03-05T01:45:37</dc:date>
              <text:p>Added details for all values, to be specific.</text:p>
            </office:change-info>
          </text:format-change>
        </text:changed-region>
        <text:changed-region xml:id="ct497048464" text:id="ct497048464">
          <text:format-change>
            <office:change-info>
              <dc:creator>Liam Quin</dc:creator>
              <dc:date>2024-03-05T01:45:37</dc:date>
              <text:p>Added details for all values, to be specific.</text:p>
            </office:change-info>
          </text:format-change>
        </text:changed-region>
        <text:changed-region xml:id="ct709836944" text:id="ct709836944">
          <text:format-change>
            <office:change-info>
              <dc:creator>Liam Quin</dc:creator>
              <dc:date>2024-03-05T01:46:01</dc:date>
            </office:change-info>
          </text:format-change>
        </text:changed-region>
        <text:changed-region xml:id="ct758422688" text:id="ct758422688">
          <text:format-change>
            <office:change-info>
              <dc:creator>Liam Quin</dc:creator>
              <dc:date>2024-03-05T01:46:01</dc:date>
            </office:change-info>
          </text:format-change>
        </text:changed-region>
        <text:changed-region xml:id="ct779892320" text:id="ct779892320">
          <text:format-change>
            <office:change-info>
              <dc:creator>Liam Quin</dc:creator>
              <dc:date>2024-03-05T01:46:07</dc:date>
            </office:change-info>
          </text:format-change>
        </text:changed-region>
        <text:changed-region xml:id="ct622289104" text:id="ct622289104">
          <text:format-change>
            <office:change-info>
              <dc:creator>Liam Quin</dc:creator>
              <dc:date>2024-03-05T01:46:07</dc:date>
            </office:change-info>
          </text:format-change>
        </text:changed-region>
        <text:changed-region xml:id="ct780304320" text:id="ct780304320">
          <text:deletion>
            <office:change-info>
              <dc:creator>Liam Quin</dc:creator>
              <dc:date>2024-03-05T01:47:44</dc:date>
            </office:change-info>
            <text:p text:style-name="P54">the size in bytes of the LOCA table , taking into account the value of indexToLocFormat, or from the ‘MAXP’ table</text:p>
          </text:deletion>
        </text:changed-region>
        <text:changed-region xml:id="ct420299632" text:id="ct420299632">
          <text:insertion>
            <office:change-info>
              <dc:creator>Liam Quin</dc:creator>
              <dc:date>2024-03-05T01:47:44</dc:date>
            </office:change-info>
          </text:insertion>
        </text:changed-region>
        <text:changed-region xml:id="ct780816176" text:id="ct780816176">
          <text:deletion>
            <office:change-info>
              <dc:creator>Liam Quin</dc:creator>
              <dc:date>2024-03-05T01:47:55</dc:date>
              <text:p>Comment deleted</text:p>
            </office:change-info>
            <text:p text:style-name="P54"><office:annotation loext:resolved="true"><dc:creator>Liam Quin</dc:creator><dc:date>2024-03-01T18:28:24.337062563</dc:date><meta:creator-initials>LQ</meta:creator-initials><text:p text:style-name="P68"><text:span text:style-name="T50">Is this still right?</text:span></text:p></office:annotation></text:p>
          </text:deletion>
        </text:changed-region>
        <text:changed-region xml:id="ct688876112" text:id="ct688876112">
          <text:insertion>
            <office:change-info>
              <dc:creator>Liam Quin</dc:creator>
              <dc:date>2024-03-05T01:48:42</dc:date>
              <text:p>Comment added</text:p>
            </office:change-info>
          </text:insertion>
        </text:changed-region>
        <text:changed-region xml:id="ct781837056" text:id="ct781837056">
          <text:insertion>
            <office:change-info>
              <dc:creator>Liam Quin</dc:creator>
              <dc:date>2024-03-05T01:51:28</dc:date>
              <text:p>Comment added</text:p>
            </office:change-info>
          </text:insertion>
        </text:changed-region>
        <text:changed-region xml:id="ct782660800" text:id="ct782660800">
          <text:insertion>
            <office:change-info>
              <dc:creator>Liam Quin</dc:creator>
              <dc:date>2024-03-05T01:52:37</dc:date>
              <text:p>Comment added</text:p>
            </office:change-info>
          </text:insertion>
        </text:changed-region>
        <text:changed-region xml:id="ct728591456" text:id="ct728591456">
          <text:insertion>
            <office:change-info>
              <dc:creator>Liam Quin</dc:creator>
              <dc:date>2024-03-05T01:53:07</dc:date>
            </office:change-info>
          </text:insertion>
        </text:changed-region>
        <text:changed-region xml:id="ct785345648" text:id="ct785345648">
          <text:insertion>
            <office:change-info>
              <dc:creator>Liam Quin</dc:creator>
              <dc:date>2024-03-05T01:53:14</dc:date>
              <text:p>Comment added</text:p>
            </office:change-info>
          </text:insertion>
        </text:changed-region>
        <text:changed-region xml:id="ct689575824" text:id="ct689575824">
          <text:insertion>
            <office:change-info>
              <dc:creator>Liam Quin</dc:creator>
              <dc:date>2024-03-05T01:54:46</dc:date>
            </office:change-info>
          </text:insertion>
        </text:changed-region>
        <text:changed-region xml:id="ct723409600" text:id="ct723409600">
          <text:insertion>
            <office:change-info>
              <dc:creator>Liam Quin</dc:creator>
              <dc:date>2024-03-05T01:54:01</dc:date>
              <text:p>Comment added</text:p>
            </office:change-info>
          </text:insertion>
        </text:changed-region>
        <text:changed-region xml:id="ct781744240" text:id="ct781744240">
          <text:insertion>
            <office:change-info>
              <dc:creator>Liam Quin</dc:creator>
              <dc:date>2024-03-05T01:55:38</dc:date>
              <text:p>Comment added</text:p>
            </office:change-info>
          </text:insertion>
        </text:changed-region>
        <text:changed-region xml:id="ct784327744" text:id="ct784327744">
          <text:insertion>
            <office:change-info>
              <dc:creator>Liam Quin</dc:creator>
              <dc:date>2024-03-05T01:55:34</dc:date>
            </office:change-info>
          </text:insertion>
        </text:changed-region>
        <text:changed-region xml:id="ct388297392" text:id="ct388297392">
          <text:format-change>
            <office:change-info>
              <dc:creator>Liam Quin</dc:creator>
              <dc:date>2024-03-05T01:56:47</dc:date>
            </office:change-info>
          </text:format-change>
        </text:changed-region>
        <text:changed-region xml:id="ct316952256" text:id="ct316952256">
          <text:deletion>
            <office:change-info>
              <dc:creator>Liam Quin</dc:creator>
              <dc:date>2024-03-05T14:04:55</dc:date>
            </office:change-info>
            <text:p text:style-name="P11">Offset to a</text:p>
          </text:deletion>
        </text:changed-region>
        <text:changed-region xml:id="ct485751136" text:id="ct485751136">
          <text:insertion>
            <office:change-info>
              <dc:creator>Liam Quin</dc:creator>
              <dc:date>2024-03-05T14:04:55</dc:date>
            </office:change-info>
          </text:insertion>
        </text:changed-region>
        <text:changed-region xml:id="ct426363184" text:id="ct426363184">
          <text:deletion>
            <office:change-info>
              <dc:creator>Liam Quin</dc:creator>
              <dc:date>2024-03-05T14:04:22</dc:date>
            </office:change-info>
            <text:p text:style-name="P11"><text:s/></text:p>
          </text:deletion>
        </text:changed-region>
        <text:changed-region xml:id="ct724715024" text:id="ct724715024">
          <text:insertion>
            <office:change-info>
              <dc:creator>Liam Quin</dc:creator>
              <dc:date>2024-03-05T14:25:31</dc:date>
            </office:change-info>
          </text:insertion>
        </text:changed-region>
        <text:changed-region xml:id="ct174296752" text:id="ct174296752">
          <text:deletion>
            <office:change-info>
              <dc:creator>Liam Quin</dc:creator>
              <dc:date>2024-03-05T14:04:22</dc:date>
            </office:change-info>
            <text:p text:style-name="P11"><text:bookmark-start text:name="__Annotation__125503_37343208____ Copy 8"/><text:span text:style-name="T48">v</text:span><text:bookmark-end text:name="__Annotation__125503_37343208____ Copy 8"/><text:span text:style-name="T48">ariation</text:span></text:p>
          </text:deletion>
        </text:changed-region>
        <text:changed-region xml:id="ct779376304" text:id="ct779376304">
          <text:insertion>
            <office:change-info>
              <dc:creator>Liam Quin</dc:creator>
              <dc:date>2024-03-05T14:04:22</dc:date>
            </office:change-info>
          </text:insertion>
        </text:changed-region>
        <text:changed-region xml:id="ct739378368" text:id="ct739378368">
          <text:deletion>
            <office:change-info>
              <dc:creator>Liam Quin</dc:creator>
              <dc:date>2024-03-05T14:04:42</dc:date>
            </office:change-info>
            <text:p text:style-name="P11">Offsets</text:p>
          </text:deletion>
        </text:changed-region>
        <text:changed-region xml:id="ct813382032" text:id="ct813382032">
          <text:insertion>
            <office:change-info>
              <dc:creator>Liam Quin</dc:creator>
              <dc:date>2024-03-05T14:03:49</dc:date>
            </office:change-info>
          </text:insertion>
        </text:changed-region>
        <text:changed-region xml:id="ct453395424" text:id="ct453395424">
          <text:insertion>
            <office:change-info>
              <dc:creator>Liam Quin</dc:creator>
              <dc:date>2024-03-05T14:03:49</dc:date>
            </office:change-info>
          </text:insertion>
        </text:changed-region>
        <text:changed-region xml:id="ct682625392" text:id="ct682625392">
          <text:insertion>
            <office:change-info>
              <dc:creator>Liam Quin</dc:creator>
              <dc:date>2024-03-05T14:03:49</dc:date>
            </office:change-info>
          </text:insertion>
        </text:changed-region>
        <text:changed-region xml:id="ct386698208" text:id="ct386698208">
          <text:insertion>
            <office:change-info>
              <dc:creator>Liam Quin</dc:creator>
              <dc:date>2024-03-05T14:03:49</dc:date>
            </office:change-info>
          </text:insertion>
        </text:changed-region>
        <text:changed-region xml:id="ct393791056" text:id="ct393791056">
          <text:insertion>
            <office:change-info>
              <dc:creator>Liam Quin</dc:creator>
              <dc:date>2024-03-05T14:03:49</dc:date>
            </office:change-info>
          </text:insertion>
        </text:changed-region>
        <text:changed-region xml:id="ct563642032" text:id="ct563642032">
          <text:insertion>
            <office:change-info>
              <dc:creator>Liam Quin</dc:creator>
              <dc:date>2024-03-05T14:03:49</dc:date>
            </office:change-info>
          </text:insertion>
        </text:changed-region>
        <text:changed-region xml:id="ct722831824" text:id="ct722831824">
          <text:insertion>
            <office:change-info>
              <dc:creator>Liam Quin</dc:creator>
              <dc:date>2024-03-05T14:03:49</dc:date>
            </office:change-info>
          </text:insertion>
        </text:changed-region>
        <text:changed-region xml:id="ct304989376" text:id="ct304989376">
          <text:insertion>
            <office:change-info>
              <dc:creator>Liam Quin</dc:creator>
              <dc:date>2024-03-05T14:03:49</dc:date>
            </office:change-info>
          </text:insertion>
        </text:changed-region>
        <text:changed-region xml:id="ct507779312" text:id="ct507779312">
          <text:insertion>
            <office:change-info>
              <dc:creator>Liam Quin</dc:creator>
              <dc:date>2024-03-05T14:06:32</dc:date>
            </office:change-info>
          </text:insertion>
        </text:changed-region>
        <text:changed-region xml:id="ct678742256" text:id="ct678742256">
          <text:insertion>
            <office:change-info>
              <dc:creator>Liam Quin</dc:creator>
              <dc:date>2024-03-05T14:03:49</dc:date>
            </office:change-info>
          </text:insertion>
        </text:changed-region>
        <text:changed-region xml:id="ct686691360" text:id="ct686691360">
          <text:insertion>
            <office:change-info>
              <dc:creator>Liam Quin</dc:creator>
              <dc:date>2024-03-05T14:07:05</dc:date>
            </office:change-info>
          </text:insertion>
        </text:changed-region>
        <text:changed-region xml:id="ct173780128" text:id="ct173780128">
          <text:insertion>
            <office:change-info>
              <dc:creator>Liam Quin</dc:creator>
              <dc:date>2024-03-05T14:27:55</dc:date>
            </office:change-info>
          </text:insertion>
        </text:changed-region>
        <text:changed-region xml:id="ct458565168" text:id="ct458565168">
          <text:insertion>
            <office:change-info>
              <dc:creator>Liam Quin</dc:creator>
              <dc:date>2024-03-05T14:25:03</dc:date>
            </office:change-info>
          </text:insertion>
        </text:changed-region>
        <text:changed-region xml:id="ct738001536" text:id="ct738001536">
          <text:insertion>
            <office:change-info>
              <dc:creator>Liam Quin</dc:creator>
              <dc:date>2024-03-05T14:03:49</dc:date>
            </office:change-info>
          </text:insertion>
        </text:changed-region>
        <text:changed-region xml:id="ct707798640" text:id="ct707798640">
          <text:insertion>
            <office:change-info>
              <dc:creator>Liam Quin</dc:creator>
              <dc:date>2024-03-05T14:28:00</dc:date>
            </office:change-info>
          </text:insertion>
        </text:changed-region>
        <text:changed-region xml:id="ct421557904" text:id="ct421557904">
          <text:insertion>
            <office:change-info>
              <dc:creator>Liam Quin</dc:creator>
              <dc:date>2024-03-05T02:16:11</dc:date>
              <text:p>Comment added</text:p>
            </office:change-info>
          </text:insertion>
        </text:changed-region>
        <text:changed-region xml:id="ct815106672" text:id="ct815106672">
          <text:insertion>
            <office:change-info>
              <dc:creator>Liam Quin</dc:creator>
              <dc:date>2024-03-05T02:09:48</dc:date>
            </office:change-info>
          </text:insertion>
        </text:changed-region>
        <text:changed-region xml:id="ct703560032" text:id="ct703560032">
          <text:insertion>
            <office:change-info>
              <dc:creator>Liam Quin</dc:creator>
              <dc:date>2024-03-05T02:14:02</dc:date>
            </office:change-info>
          </text:insertion>
        </text:changed-region>
        <text:changed-region xml:id="ct781011744" text:id="ct781011744">
          <text:insertion>
            <office:change-info>
              <dc:creator>Liam Quin</dc:creator>
              <dc:date>2024-03-05T02:13:23</dc:date>
            </office:change-info>
          </text:insertion>
        </text:changed-region>
        <text:changed-region xml:id="ct688725888" text:id="ct688725888">
          <text:insertion>
            <office:change-info>
              <dc:creator>Liam Quin</dc:creator>
              <dc:date>2024-03-05T02:13:31</dc:date>
            </office:change-info>
          </text:insertion>
        </text:changed-region>
        <text:changed-region xml:id="ct781347344" text:id="ct781347344">
          <text:deletion>
            <office:change-info>
              <dc:creator>Liam Quin</dc:creator>
              <dc:date>2024-03-05T02:16:40</dc:date>
            </office:change-info>
            <text:p text:style-name="P58">referenced</text:p>
          </text:deletion>
        </text:changed-region>
        <text:changed-region xml:id="ct729035136" text:id="ct729035136">
          <text:insertion>
            <office:change-info>
              <dc:creator>Liam Quin</dc:creator>
              <dc:date>2024-03-05T02:16:40</dc:date>
            </office:change-info>
          </text:insertion>
        </text:changed-region>
        <text:changed-region xml:id="ct784170496" text:id="ct784170496">
          <text:insertion>
            <office:change-info>
              <dc:creator>Liam Quin</dc:creator>
              <dc:date>2024-03-05T02:16:58</dc:date>
            </office:change-info>
          </text:insertion>
        </text:changed-region>
        <text:changed-region xml:id="ct809694368" text:id="ct809694368">
          <text:format-change>
            <office:change-info>
              <dc:creator>Liam Quin</dc:creator>
              <dc:date>2024-03-05T02:19:34</dc:date>
            </office:change-info>
          </text:format-change>
        </text:changed-region>
        <text:changed-region xml:id="ct569018496" text:id="ct569018496">
          <text:insertion>
            <office:change-info>
              <dc:creator>Liam Quin</dc:creator>
              <dc:date>2024-03-05T02:19:09</dc:date>
            </office:change-info>
          </text:insertion>
        </text:changed-region>
        <text:changed-region xml:id="ct705620048" text:id="ct705620048">
          <text:deletion>
            <office:change-info>
              <dc:creator>Liam Quin</dc:creator>
              <dc:date>2024-03-05T02:18:29</dc:date>
            </office:change-info>
            <text:p text:style-name="P67"><text:span text:style-name="Emphasis"><text:span text:style-name="T15"/></text:span></text:p>
            <text:p text:style-name="P62" loext:marker-style-name="T15"><text:span text:style-name="Emphasis"><text:span text:style-name="T16"/></text:span></text:p>
            <text:h text:style-name="P31" text:outline-level="5"><text:span text:style-name="Emphasis"><text:span text:style-name="T15"/></text:span></text:h>
          </text:deletion>
        </text:changed-region>
        <text:changed-region xml:id="ct719302912" text:id="ct719302912">
          <text:deletion>
            <office:change-info>
              <dc:creator>Liam Quin</dc:creator>
              <dc:date>2024-03-05T02:20:14</dc:date>
            </office:change-info>
            <text:p text:style-name="P59"><text:bookmark-start text:name="__Annotation__131581_37343208____ Copy 11"/><text:bookmark-start text:name="__Annotation__131577_37343208____ Copy 11"/>T<text:bookmark-end text:name="__Annotation__131581_37343208____ Copy 11"/><text:bookmark-end text:name="__Annotation__131577_37343208____ Copy 11"/>he number of glyphs in the GLYF table that have variation data.</text:p>
          </text:deletion>
        </text:changed-region>
        <text:changed-region xml:id="ct817503088" text:id="ct817503088">
          <text:insertion>
            <office:change-info>
              <dc:creator>Liam Quin</dc:creator>
              <dc:date>2024-03-05T02:20:05</dc:date>
            </office:change-info>
          </text:insertion>
        </text:changed-region>
        <text:changed-region xml:id="ct779795696" text:id="ct779795696">
          <text:insertion>
            <office:change-info>
              <dc:creator>Liam Quin</dc:creator>
              <dc:date>2024-03-05T02:20:11</dc:date>
            </office:change-info>
          </text:insertion>
        </text:changed-region>
        <text:changed-region xml:id="ct712174208" text:id="ct712174208">
          <text:format-change>
            <office:change-info>
              <dc:creator>Liam Quin</dc:creator>
              <dc:date>2024-03-05T02:22:25</dc:date>
            </office:change-info>
          </text:format-change>
        </text:changed-region>
        <text:changed-region xml:id="ct794111712" text:id="ct794111712">
          <text:format-change>
            <office:change-info>
              <dc:creator>Liam Quin</dc:creator>
              <dc:date>2024-03-05T02:22:25</dc:date>
            </office:change-info>
          </text:format-change>
        </text:changed-region>
        <text:changed-region xml:id="ct724180464" text:id="ct724180464">
          <text:format-change>
            <office:change-info>
              <dc:creator>Liam Quin</dc:creator>
              <dc:date>2024-03-05T02:22:25</dc:date>
            </office:change-info>
          </text:format-change>
        </text:changed-region>
        <text:changed-region xml:id="ct563621664" text:id="ct563621664">
          <text:format-change>
            <office:change-info>
              <dc:creator>Liam Quin</dc:creator>
              <dc:date>2024-03-05T02:22:25</dc:date>
            </office:change-info>
          </text:format-change>
        </text:changed-region>
        <text:changed-region xml:id="ct820213168" text:id="ct820213168">
          <text:format-change>
            <office:change-info>
              <dc:creator>Liam Quin</dc:creator>
              <dc:date>2024-03-05T02:22:25</dc:date>
            </office:change-info>
          </text:format-change>
        </text:changed-region>
        <text:changed-region xml:id="ct806323008" text:id="ct806323008">
          <text:format-change>
            <office:change-info>
              <dc:creator>Liam Quin</dc:creator>
              <dc:date>2024-03-05T02:22:25</dc:date>
            </office:change-info>
          </text:format-change>
        </text:changed-region>
        <text:changed-region xml:id="ct554109152" text:id="ct554109152">
          <text:deletion>
            <office:change-info>
              <dc:creator>Liam Quin</dc:creator>
              <dc:date>2024-03-05T02:20:54</dc:date>
            </office:change-info>
            <text:p text:style-name="P13"><text:span text:style-name="Emphasis"><text:span text:style-name="T41">:</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loext:marker-style-name="T1"><text:span text:style-name="T4">Approx. Page 26:</text:span></text:p>
      <text:p text:style-name="P33" loext:marker-style-name="T1"><text:span text:style-name="T4"/></text:p>
      <text:p text:style-name="P33" loext:marker-style-name="T1"><text:span text:style-name="T1">The </text:span><text:span text:style-name="T5">uint32var</text:span><text:span text:style-name="T1"> format is an efficient and compact encoding of uint32 values, using from one to five bytes to store a single value.</text:span></text:p>
      <text:p text:style-name="P5">Values are decoded as follows:</text:p>
      <text:p text:style-name="P5">If the current byte’s most significant bit (0x80) is zero, return the value.</text:p>
      <text:p text:style-name="P22">Otherwise, the most significant bits are taken to indicate the number of bytes to follow, as indicated in the following table; the values are stored with the first byte being the most significant.</text:p>
      <text:p text:style-name="P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4" office:value-type="string">
            <text:p text:style-name="P2">Bits</text:p>
          </table:table-cell>
          <table:covered-table-cell/>
          <table:covered-table-cell/>
          <table:covered-table-cell/>
          <table:table-cell table:style-name="Table7.E1" table:number-rows-spanned="2" office:value-type="string">
            <text:p text:style-name="P2">Meaning</text:p>
          </table:table-cell>
        </table:table-row>
        <table:table-row table:style-name="Table7.1">
          <table:table-cell table:style-name="Table7.A1" office:value-type="string">
            <text:p text:style-name="P3">0x80 (1000 0000)</text:p>
          </table:table-cell>
          <table:table-cell table:style-name="Table7.A1" office:value-type="string">
            <text:p text:style-name="P3">0x40 (0100 0000)</text:p>
          </table:table-cell>
          <table:table-cell table:style-name="Table7.A1" office:value-type="string">
            <text:p text:style-name="P3">0x20 (0010 0000)</text:p>
          </table:table-cell>
          <table:table-cell table:style-name="Table7.A1" office:value-type="string">
            <text:p text:style-name="P3">0x10 (0001 0000)</text:p>
          </table:table-cell>
          <table:covered-table-cell table:style-name="Table7.E1"/>
        </table:table-row>
        <table:table-row table:style-name="Table7.1">
          <table:table-cell table:style-name="Table7.A1" office:value-type="string">
            <text:p text:style-name="P3">zero</text:p>
          </table:table-cell>
          <table:table-cell table:style-name="Table7.A1" office:value-type="string">
            <text:p text:style-name="P3">(any value)</text:p>
          </table:table-cell>
          <table:table-cell table:style-name="Table7.A1" office:value-type="string">
            <text:p text:style-name="P3">(any value)</text:p>
          </table:table-cell>
          <table:table-cell table:style-name="Table7.A1" office:value-type="string">
            <text:p text:style-name="P3">(any value)</text:p>
          </table:table-cell>
          <table:table-cell table:style-name="Table7.A1" office:value-type="string">
            <text:p text:style-name="P3">All 7 remaining bits are the value</text:p>
          </table:table-cell>
        </table:table-row>
        <table:table-row table:style-name="Table7.1">
          <table:table-cell table:style-name="Table7.A1" office:value-type="string">
            <text:p text:style-name="P3">1</text:p>
          </table:table-cell>
          <table:table-cell table:style-name="Table7.A1" office:value-type="string">
            <text:p text:style-name="P3">0</text:p>
          </table:table-cell>
          <table:table-cell table:style-name="Table7.A1" office:value-type="string">
            <text:p text:style-name="P3">(any value)</text:p>
          </table:table-cell>
          <table:table-cell table:style-name="Table7.A1" office:value-type="string">
            <text:p text:style-name="P3">(any value)</text:p>
          </table:table-cell>
          <table:table-cell table:style-name="Table7.A1" office:value-type="string">
            <text:p text:style-name="P3">One byte follows; the low 6 bits of the first are shifted left 8 bits (multiplied by 256) and the <text:change text:change-id="ct164372464"/><text:change-start text:change-id="ct758237968"/><text:span text:style-name="T33">single</text:span><text:change-end text:change-id="ct758237968"/> following byte is added.</text:p>
          </table:table-cell>
        </table:table-row>
        <table:table-row table:style-name="Table7.1">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3">0</text:p>
          </table:table-cell>
          <table:table-cell table:style-name="Table7.A1" office:value-type="string">
            <text:p text:style-name="P3">(any value)</text:p>
          </table:table-cell>
          <table:table-cell table:style-name="Table7.A1" office:value-type="string">
            <text:p text:style-name="P52"><text:change-start text:change-id="ct780401968"/>Two bytes follow; <text:change-end text:change-id="ct780401968"/><text:change-start text:change-id="ct779866080"/><text:span text:style-name="T17">the low 5 bits of the first are </text:span><text:change-end text:change-id="ct779866080"/><text:change-start text:change-id="ct722450864"/><text:span text:style-name="T18">shifted left by 16 bits and added, then the following byte is shifted left by 8 bits and added (bitwise or), and then the </text:span><text:change-end text:change-id="ct722450864"/><text:change-start text:change-id="ct497048464"/><text:span text:style-name="T19">second following byte is or’d as-is</text:span><text:change-end text:change-id="ct497048464"/></text:p>
          </table:table-cell>
        </table:table-row>
        <table:table-row table:style-name="Table7.1">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3">0</text:p>
          </table:table-cell>
          <table:table-cell table:style-name="Table7.A1" office:value-type="string">
            <text:p text:style-name="P52"><text:change-start text:change-id="ct709836944"/>Three bytes follow; <text:change-end text:change-id="ct709836944"/><text:change-start text:change-id="ct758422688"/><text:span text:style-name="T19">the low 4 bits of the first become the most significant bits of the new value, as above</text:span><text:change-end text:change-id="ct758422688"/></text:p>
          </table:table-cell>
        </table:table-row>
        <table:table-row table:style-name="Table7.1">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3">1</text:p>
          </table:table-cell>
          <table:table-cell table:style-name="Table7.A1" office:value-type="string">
            <text:p text:style-name="P53"><text:change-start text:change-id="ct779892320"/>Four bytes follow; <text:change-end text:change-id="ct779892320"/><text:change-start text:change-id="ct622289104"/><text:span text:style-name="T19">the low 4 bits of the first become the most significant bits of the new value, as above</text:span><text:change-end text:change-id="ct622289104"/></text:p>
          </table:table-cell>
        </table:table-row>
      </table:table>
      <text:p text:style-name="P1"><text:span text:style-name="T4"/></text:p>
      <text:p text:style-name="P9"><text:span text:style-name="T4">P</text:span><text:span text:style-name="T1">age 41 (approx) maxp</text:span></text:p>
      <text:p text:style-name="P9"><text:span text:style-name="T1"/></text:p>
      <text:p text:style-name="P34" loext:marker-style-name="T1"><text:soft-page-break/><text:span text:style-name="T1">Version 1.0 </text:span></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6">Type</text:p>
          </table:table-cell>
          <table:table-cell table:style-name="Table49.A1" office:value-type="string">
            <text:p text:style-name="P6">Name</text:p>
          </table:table-cell>
          <table:table-cell table:style-name="Table49.A1" office:value-type="string">
            <text:p text:style-name="P6">Description</text:p>
          </table:table-cell>
        </table:table-row>
        <table:table-row table:style-name="Table49.1">
          <table:table-cell table:style-name="Table49.A2" office:value-type="string">
            <text:p text:style-name="P7">Version16Dot16</text:p>
          </table:table-cell>
          <table:table-cell table:style-name="Table49.B2" office:value-type="string">
            <text:p text:style-name="P7">version</text:p>
          </table:table-cell>
          <table:table-cell table:style-name="Table49.C2" office:value-type="string">
            <text:p text:style-name="P7">0x00010000 for version 1.0.</text:p>
          </table:table-cell>
        </table:table-row>
        <table:table-row table:style-name="Table49.1">
          <table:table-cell table:style-name="Table49.A3" office:value-type="string">
            <text:p text:style-name="P7">uint16</text:p>
          </table:table-cell>
          <table:table-cell table:style-name="Table49.B3" office:value-type="string">
            <text:p text:style-name="P7">numGlyphs</text:p>
          </table:table-cell>
          <table:table-cell table:style-name="Table49.C3" office:value-type="string">
            <text:p text:style-name="P7">The number of glyphs in the font.</text:p>
            <text:p text:style-name="P7">This is the number of glyphs in the ‘glyf’ table, if any.</text:p>
            <text:p text:style-name="P54">Note: The separate GLYF table does not use this number; the number of entries in the GLYF table is determined by <text:change text:change-id="ct780304320"/><text:change-start text:change-id="ct420299632"/><text:span text:style-name="T34">numGlyphs in the MAXP table.</text:span><text:change-end text:change-id="ct420299632"/>.<text:change text:change-id="ct780816176"/></text:p>
          </table:table-cell>
        </table:table-row>
        <table:table-row table:style-name="Table49.1">
          <table:table-cell table:style-name="Table49.A3" office:value-type="string">
            <text:p text:style-name="P7">uint16</text:p>
          </table:table-cell>
          <table:table-cell table:style-name="Table49.B3" office:value-type="string">
            <text:p text:style-name="P7">maxPoints</text:p>
          </table:table-cell>
          <table:table-cell table:style-name="Table49.C3" office:value-type="string">
            <text:p text:style-name="P7">Maximum points in a non-composite glyph.</text:p>
          </table:table-cell>
        </table:table-row>
        <table:table-row table:style-name="Table49.1">
          <table:table-cell table:style-name="Table49.A3" office:value-type="string">
            <text:p text:style-name="P7">uint16</text:p>
          </table:table-cell>
          <table:table-cell table:style-name="Table49.B3" office:value-type="string">
            <text:p text:style-name="P7">maxContours</text:p>
          </table:table-cell>
          <table:table-cell table:style-name="Table49.C3" office:value-type="string">
            <text:p text:style-name="P7">Maximum contours in a non-composite glyph.</text:p>
          </table:table-cell>
        </table:table-row>
        <table:table-row table:style-name="Table49.1">
          <table:table-cell table:style-name="Table49.A3" office:value-type="string">
            <text:p text:style-name="P7">uint16</text:p>
          </table:table-cell>
          <table:table-cell table:style-name="Table49.B3" office:value-type="string">
            <text:p text:style-name="P7">maxCompositePoints</text:p>
          </table:table-cell>
          <table:table-cell table:style-name="Table49.C3" office:value-type="string">
            <text:p text:style-name="P7">Maximum points in a composite glyph.</text:p>
          </table:table-cell>
        </table:table-row>
        <table:table-row table:style-name="Table49.1">
          <table:table-cell table:style-name="Table49.A3" office:value-type="string">
            <text:p text:style-name="P7">uint16</text:p>
          </table:table-cell>
          <table:table-cell table:style-name="Table49.B3" office:value-type="string">
            <text:p text:style-name="P7">maxCompositeContours</text:p>
          </table:table-cell>
          <table:table-cell table:style-name="Table49.C3" office:value-type="string">
            <text:p text:style-name="P7">Maximum contours in a composite glyph.</text:p>
          </table:table-cell>
        </table:table-row>
        <table:table-row table:style-name="Table49.1">
          <table:table-cell table:style-name="Table49.A3" office:value-type="string">
            <text:p text:style-name="P7">uint16</text:p>
          </table:table-cell>
          <table:table-cell table:style-name="Table49.B3" office:value-type="string">
            <text:p text:style-name="P7">maxZones</text:p>
          </table:table-cell>
          <table:table-cell table:style-name="Table49.C3" office:value-type="string">
            <text:p text:style-name="P7">1 if instructions do not use the twilight zone (Z0), or 2 if instructions do use Z0; should be set to 2 in most cases.</text:p>
          </table:table-cell>
        </table:table-row>
        <table:table-row table:style-name="Table49.1">
          <table:table-cell table:style-name="Table49.A3" office:value-type="string">
            <text:p text:style-name="P7">uint16</text:p>
          </table:table-cell>
          <table:table-cell table:style-name="Table49.B3" office:value-type="string">
            <text:p text:style-name="P7">maxTwilightPoints</text:p>
          </table:table-cell>
          <table:table-cell table:style-name="Table49.C3" office:value-type="string">
            <text:p text:style-name="P7">Maximum points used in Z0.</text:p>
          </table:table-cell>
        </table:table-row>
        <table:table-row table:style-name="Table49.1">
          <table:table-cell table:style-name="Table49.A3" office:value-type="string">
            <text:p text:style-name="P7">uint16</text:p>
          </table:table-cell>
          <table:table-cell table:style-name="Table49.B3" office:value-type="string">
            <text:p text:style-name="P7">maxStorage</text:p>
          </table:table-cell>
          <table:table-cell table:style-name="Table49.C3" office:value-type="string">
            <text:p text:style-name="P7">Number of Storage Area locations. </text:p>
          </table:table-cell>
        </table:table-row>
        <table:table-row table:style-name="Table49.1">
          <table:table-cell table:style-name="Table49.A3" office:value-type="string">
            <text:p text:style-name="P7">uint16</text:p>
          </table:table-cell>
          <table:table-cell table:style-name="Table49.B3" office:value-type="string">
            <text:p text:style-name="P7">maxFunctionDefs</text:p>
          </table:table-cell>
          <table:table-cell table:style-name="Table49.C3" office:value-type="string">
            <text:p text:style-name="P7">Number of FDEFs, equal to the highest function number + 1.</text:p>
          </table:table-cell>
        </table:table-row>
        <table:table-row table:style-name="Table49.1">
          <table:table-cell table:style-name="Table49.A3" office:value-type="string">
            <text:p text:style-name="P7">uint16</text:p>
          </table:table-cell>
          <table:table-cell table:style-name="Table49.B3" office:value-type="string">
            <text:p text:style-name="P7">maxInstructionDefs</text:p>
          </table:table-cell>
          <table:table-cell table:style-name="Table49.C3" office:value-type="string">
            <text:p text:style-name="P7">Number of IDEFs.</text:p>
          </table:table-cell>
        </table:table-row>
        <table:table-row table:style-name="Table49.1">
          <table:table-cell table:style-name="Table49.A3" office:value-type="string">
            <text:p text:style-name="P7">uint16</text:p>
          </table:table-cell>
          <table:table-cell table:style-name="Table49.B3" office:value-type="string">
            <text:p text:style-name="P7">maxStackElements</text:p>
          </table:table-cell>
          <table:table-cell table:style-name="Table49.C3" office:value-type="string">
            <text:p text:style-name="P7">Maximum stack depth across <text:span text:style-name="tab1"><text:span text:style-name="T20">Font Program ('fpgm' table), CVT Program ('prep' table) and all glyph instructions (in the 'glyf' table).</text:span></text:span></text:p>
          </table:table-cell>
        </table:table-row>
        <table:table-row table:style-name="Table49.1">
          <table:table-cell table:style-name="Table49.A3" office:value-type="string">
            <text:p text:style-name="P7">uint16</text:p>
          </table:table-cell>
          <table:table-cell table:style-name="Table49.B3" office:value-type="string">
            <text:p text:style-name="P7">maxSizeOfInstructions</text:p>
          </table:table-cell>
          <table:table-cell table:style-name="Table49.C3" office:value-type="string">
            <text:p text:style-name="P7">Maximum byte count for glyph instructions.</text:p>
          </table:table-cell>
        </table:table-row>
        <table:table-row table:style-name="Table49.1">
          <table:table-cell table:style-name="Table49.A3" office:value-type="string">
            <text:p text:style-name="P7">uint16</text:p>
          </table:table-cell>
          <table:table-cell table:style-name="Table49.B3" office:value-type="string">
            <text:p text:style-name="P7">maxComponentElements</text:p>
          </table:table-cell>
          <table:table-cell table:style-name="Table49.C3" office:value-type="string">
            <text:p text:style-name="P7">Maximum number of components referenced at "top level" for any composite glyph.</text:p>
          </table:table-cell>
        </table:table-row>
        <table:table-row table:style-name="Table49.1">
          <table:table-cell table:style-name="Table49.A16" office:value-type="string">
            <text:p text:style-name="P7">uint16</text:p>
          </table:table-cell>
          <table:table-cell table:style-name="Table49.B16" office:value-type="string">
            <text:p text:style-name="P7">maxComponentDepth</text:p>
          </table:table-cell>
          <table:table-cell table:style-name="Table49.C16" office:value-type="string">
            <text:p text:style-name="P7">Maximum levels of recursion; 1 for simple components.</text:p>
          </table:table-cell>
        </table:table-row>
      </table:table>
      <text:h text:style-name="P27" text:outline-level="3"><text:span text:style-name="T1"/></text:h>
      <text:p text:style-name="P35">Page 140 or so, GLYF—Glyph data</text:p>
      <text:p text:style-name="P21"><text:soft-page-break/><text:span text:style-name="T1"/></text:p>
      <text:p text:style-name="P21"><text:span text:style-name="T1"/></text:p>
      <text:h text:style-name="P28" text:outline-level="4">Table structure</text:h>
      <text:p text:style-name="P36" loext:marker-style-name="T1"><text:span text:style-name="T1">The GLYF table contains information that describes the glyphs in the font in the TrueType outline format. Information regarding the rasterizer (scaler) refers to the TrueType rasterizer. For details regarding scaling, grid-fitting and rasterization of TrueType outlines, see </text:span><text:span text:style-name="T21">TrueType Fundamentals</text:span><text:span text:style-name="T22"> [35]</text:span><text:span text:style-name="T1">.</text:span></text:p>
      <text:p text:style-name="P36" loext:marker-style-name="T1"><text:span text:style-name="T1">For compatibility with older software, a 'glyf' table may also be present, in the same format as the 'GLYF' table, and contains outlines and hinting instructions suitable for older software. The 'glyf' table, however, can contain no more than 65535 entries, and some flags and features specified in this subclause are not supported.</text:span></text:p>
      <text:p text:style-name="P36" loext:marker-style-name="T1"><text:span text:style-name="T1">If both 'GLYF' and 'glyf' tables are present, software that can process the 'GLYF' table shall ignore the 'glyf' table. The 'LOCA' table shall always be present if there is a ‘GLYF’ table present.</text:span></text:p>
      <text:p text:style-name="P36" loext:marker-style-name="T1"><text:span text:style-name="T1">The number of entries of the 'GLYF' table is equal to the number of entries in the 'LOCA' table, minus one to account for the pointer to the end of the last entry.</text:span></text:p>
      <text:p text:style-name="P36" loext:marker-style-name="T1"><office:annotation office:name="__Annotation__51062_37343208" loext:resolved="true"><dc:creator>Vladimir Levantovsky</dc:creator><dc:date>2024-02-20T17:09:00</dc:date><meta:creator-initials>VL</meta:creator-initials><text:p text:style-name="P70"><text:span text:style-name="T54">This is a proposed rewrite of the next paragraph.</text:span></text:p></office:annotation><text:span text:style-name="T1">Several new tables have been defined to support larger glyph repertoire. Most of these new tables have table tags specified using capital letters that are matching their already existing counterparts – a set of tables with tags defined using lowercase letters. When these new tables are present, the GLYF-aware software shall ignore their lowercase tag counterparts.</text:span><office:annotation-end office:name="__Annotation__51062_37343208"/><text:change-start text:change-id="ct688876112"/><office:annotation loext:resolved="false"><dc:creator>Liam Quin</dc:creator><dc:date>2024-03-05T01:48:42.006933491</dc:date><meta:creator-initials>LQ</meta:creator-initials><text:p text:style-name="P69"><text:span text:style-name="T51">Reply to Vladimir Levantovsky (20/02/2024, 17:09): "..."</text:span></text:p><text:p><text:span text:style-name="T52">See next paragraph for suggestion.</text:span></text:p></office:annotation><text:change-end text:change-id="ct688876112"/></text:p>
      <text:p text:style-name="P12"><text:span text:style-name="Strong_20_Emphasis"><text:span text:style-name="T1"/></text:span></text:p>
      <text:p text:style-name="P12"><text:span text:style-name="Strong_20_Emphasis"><text:span text:style-name="T7">Liam suggests:</text:span></text:span></text:p>
      <text:p text:style-name="Standard">Several tables, <text:span text:style-name="T23">such as LOCA,</text:span> exist to support fonts that can contain more than 65535 glyphs. <text:span text:style-name="T23">Most of these tables have names in upper case, and replace a similar table whose name is in lower case. When </text:span><text:span text:style-name="T24">such tables</text:span><text:span text:style-name="T23"> are present </text:span><text:span text:style-name="T24">in a font with upper-case names</text:span><text:span text:style-name="T23">, GLYF-aware software shall ignore </text:span><text:span text:style-name="T24">any</text:span><text:span text:style-name="T23"> </text:span><text:span text:style-name="T24">corresponding </text:span><text:span text:style-name="T23">lower-case </text:span><text:span text:style-name="T24">named tables that may also be present.</text:span></text:p>
      <text:p text:style-name="P12"><text:span text:style-name="Strong_20_Emphasis"><text:span text:style-name="T1"/></text:span></text:p>
      <text:p text:style-name="P37" loext:marker-style-name="T1"><text:span text:style-name="T1">On page </text:span><text:span text:style-name="T9">150</text:span><text:span text:style-name="T1">, 5.2.9 LOCA—Index to location</text:span></text:p>
      <text:p text:style-name="P37" loext:marker-style-name="T1"><text:span text:style-name="T1"/></text:p>
      <text:p text:style-name="P38" loext:marker-style-name="T1"><text:span text:style-name="T1">The 'LOCA' </text:span><text:span text:style-name="T2">table format is similar to</text:span><text:span text:style-name="T1"> 'loca' (see 5.2.5), except </text:span><text:span text:style-name="T2">that the entries in the </text:span><text:span text:style-name="T1">'loca' </text:span><text:span text:style-name="T2">table point into the 'glyf' table while the entries in the LOCA table point into the GLYF table</text:span><text:span text:style-name="T1">. If both 'LOCA' and 'loca' tables are present, </text:span><text:span text:style-name="T2">and if the font engine software is capable of processing new GLYF and LOCA tables – the </text:span><text:span text:style-name="T1">'loca' </text:span><text:span text:style-name="T2">table shall be ignored</text:span><text:span text:style-name="T1">. </text:span><office:annotation office:name="__Annotation__53254_1285642035" loext:resolved="false"><dc:creator>Vladimir Levantovsky</dc:creator><dc:date>2024-02-21T13:43:00</dc:date><meta:creator-initials>VL</meta:creator-initials><text:p text:style-name="P70"><text:span text:style-name="T54">Do we really need to state this?</text:span></text:p></office:annotation><text:span text:style-name="T1">The 'loca' table is used by older software that cannot process ‘LOCA’.</text:span><office:annotation-end office:name="__Annotation__53254_1285642035"/><text:change-start text:change-id="ct781837056"/><office:annotation loext:resolved="false"><dc:creator>Liam Quin</dc:creator><dc:date>2024-03-05T01:51:28.848524676</dc:date><meta:creator-initials>LQ</meta:creator-initials><text:p text:style-name="P69"><text:span text:style-name="T51">Reply to Vladimir Levantovsky (21/02/2024, 13:43): "..."</text:span></text:p><text:p><text:span text:style-name="T52">Probably not; I wrote it as a rationale for why loca is ignored in this case.</text:span></text:p></office:annotation><text:change-end text:change-id="ct781837056"/></text:p>
      <text:p text:style-name="P37" loext:marker-style-name="T1"><text:span text:style-name="T1">Liam: I don’t think it hurts to state it—</text:span><text:span text:style-name="T8">the idea was to try and help tool writers understand what’s going on. But also i’m Ok with it going away.</text:span></text:p>
      <text:p text:style-name="P37" loext:marker-style-name="T1"><text:span text:style-name="T8"/></text:p>
      <text:p text:style-name="P39" loext:marker-style-name="T1"><text:soft-page-break/><text:span text:style-name="T8">(</text:span><text:span text:style-name="T9">still </text:span><text:span text:style-name="T1">on page 150)</text:span></text:p>
      <text:p text:style-name="P39" loext:marker-style-name="T1"><text:span text:style-name="T1"/></text:p>
      <text:p text:style-name="P19" loext:marker-style-name="T1"><text:span text:style-name="T2"><office:annotation office:name="__Annotation__139396_3577243783" loext:resolved="false"><dc:creator>Liam Quin</dc:creator><dc:date>2024-03-05T01:52:37.802165493</dc:date><meta:creator-initials>LQ</meta:creator-initials><text:p text:style-name="P69"><text:span text:style-name="T53">Not sure why this was highlighted. The plus one is for the sentinel at the end, same as for loca.</text:span></text:p></office:annotation></text:span><text:span text:style-name="T2">The LOCA table is an array of n offsets, where n is the number of glyphs in the font plus one.</text:span><text:change-start text:change-id="ct782660800"/><office:annotation-end office:name="__Annotation__139396_3577243783"/><text:change-end text:change-id="ct782660800"/><text:span text:style-name="T1"> The number of entries in LOCA is determined by dividing the length of the LOCA table (specified by the corresponding TableRecord in Table Directory, see 4.5.2) by two or by four, depending on the format determined by the </text:span><text:span text:style-name="T6">indexToLocFormat</text:span><text:span text:style-name="T1"> field in the 'head' table (5.1.3):</text:span></text:p>
      <text:list text:style-name="WWNum250">
        <text:list-item>
          <text:p text:style-name="P32" loext:marker-style-name="T1"><text:span text:style-name="T1">For </text:span><text:span text:style-name="T6">indexToLocFormat = 0</text:span><text:span text:style-name="T1">, the number of entries is in the LOCA table is determined by the length of the table divided by 2.</text:span></text:p>
        </text:list-item>
        <text:list-item>
          <text:p text:style-name="P32" loext:marker-style-name="T1"><text:span text:style-name="T1">For </text:span><text:span text:style-name="T6">indexToLocFormat = 1</text:span><text:span text:style-name="T1">, the number of entries is in the LOCA table is determined by the length of the table divided by 4.</text:span></text:p>
        </text:list-item>
      </text:list>
      <text:p text:style-name="P18"><text:span text:style-name="T25">NOTE</text:span><text:change-start text:change-id="ct728591456"/><text:span text:style-name="T25"> </text:span><text:change-end text:change-id="ct728591456"/><text:span text:style-name="T25">1<text:tab/></text:span><text:span text:style-name="T25"><office:annotation office:name="__Annotation__139397_3577243783" loext:resolved="false"><dc:creator>Liam Quin</dc:creator><dc:date>2024-03-05T01:53:14.580823520</dc:date><meta:creator-initials>LQ</meta:creator-initials><text:p text:style-name="P69"><text:span text:style-name="T53">Again not sure why this is highlighted; it is correct.</text:span></text:p></office:annotation></text:span><text:span text:style-name="T25">The format of both LOCA and 'loca' is determined by the same value of </text:span><text:span text:style-name="T26">indexToLocFormat</text:span><text:span text:style-name="T25"> in the font header. If both tables are present, they must be encoded in the same format.</text:span><text:change-start text:change-id="ct785345648"/><office:annotation-end office:name="__Annotation__139397_3577243783"/><text:change-end text:change-id="ct785345648"/></text:p>
      <text:p text:style-name="P26"/>
      <text:p text:style-name="P18"><office:annotation office:name="__Annotation__52013_37343208 Copy 1" loext:resolved="false"><dc:creator>Vladimir Levantovsky</dc:creator><dc:date>2024-02-21T14:11:00</dc:date><meta:creator-initials>VL</meta:creator-initials><text:p text:style-name="P71"><text:span text:style-name="T54">Is there any value in stating this here? First, this is the subclass that defines LOCA (not GLYF) table, and then we already specified that the number of entries in the LOCA table may differ from the ‘loca’.</text:span></text:p></office:annotation>NOTE<text:change-start text:change-id="ct689575824"/> <text:change-end text:change-id="ct689575824"/>2<text:tab/>With the ‘loca’ table, the total size of the array must equal the size of the offsets times the value of the numGlyphs field in the 'maxp' table (5.1.6) plus one. This does not apply to ‘GLYF’.<office:annotation-end office:name="__Annotation__52013_37343208 Copy 1"/><text:change-start text:change-id="ct723409600"/><office:annotation loext:resolved="false"><dc:creator>Liam Quin</dc:creator><dc:date>2024-03-05T01:54:01.004221395</dc:date><meta:creator-initials>LQ</meta:creator-initials><text:p text:style-name="P69"><text:span text:style-name="T51">Reply to Vladimir Levantovsky (21/02/2024, 14:11): "..."</text:span></text:p><text:p><text:span text:style-name="T52">This is to alert programmers to the fact that the code handling LOCA will differ from the code handling loca in an important (and subtle) way. But it is only a note and could be deleted.</text:span></text:p></office:annotation><text:change-end text:change-id="ct723409600"/></text:p>
      <text:p text:style-name="Normal_20__28_Web_29_"/>
      <text:p text:style-name="Normal_20__28_Web_29_"/>
      <text:p text:style-name="P19"><office:annotation office:name="__Annotation__52045_37343208 Copy 1" loext:resolved="false"><dc:creator>Vladimir Levantovsky</dc:creator><dc:date>2024-03-01T12:20:00</dc:date><meta:creator-initials>VL</meta:creator-initials><text:p text:style-name="P70"><text:span text:style-name="T54">Needs update!</text:span></text:p><text:p text:style-name="P70"/></office:annotation><text:span text:style-name="T1">Offsets must be two-byte aligned and must be in ascending order, with </text:span><text:span text:style-name="T2">LOCA[n] &lt;= LOCA[n+1]</text:span><text:span text:style-name="T1">. </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text:span text:style-name="T25">LOCA[n] = LOCA[n+1]</text:span>. <office:annotation-end office:name="__Annotation__52045_37343208 Copy 1"/><text:change-start text:change-id="ct781744240"/><office:annotation loext:resolved="false"><dc:creator>Liam Quin</dc:creator><dc:date>2024-03-05T01:55:38.316636405</dc:date><meta:creator-initials>LQ</meta:creator-initials><text:p text:style-name="P69"><text:span text:style-name="T51">Reply to Vladimir Levantovsky (01/03/2024, 12:20): "..."</text:span></text:p><text:p><text:span text:style-name="T52">See next paragraph. The equivalent paragraph in ‘loca’ should be the same.</text:span></text:p></office:annotation><text:change-end text:change-id="ct781744240"/></text:p>
      <text:p text:style-name="P64" loext:marker-style-name="T1"><text:bookmark text:name="docs-internal-guid-a90cc75e-7fff-5fa4-194b-daf5ff575381"/><text:change-start text:change-id="ct784327744"/><text:span text:style-name="T12">Offsets </text:span><text:span text:style-name="T13">shall</text:span><text:span text:style-name="T12"> be in ascending order, with </text:span><text:span text:style-name="T2">LOCA[n] &lt;= LOCA[n+1]</text:span><text:span text:style-name="T12">. 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text:span><text:span text:style-name="T13">shall</text:span><text:span text:style-name="T12"> have the same value. This also applies to any other glyphs without an outline, such as the space character: if a glyph has no outline, then </text:span><text:span text:style-name="T2">LOCA[n] = LOCA[n+1]</text:span><text:span text:style-name="T12">. </text:span></text:p>
      <text:p text:style-name="Text_20_body"><text:line-break/><text:change-end text:change-id="ct784327744"/><text:span text:style-name="T1"/></text:p>
      <text:p text:style-name="P41" loext:marker-style-name="T1"><text:span text:style-name="T1"/></text:p>
      <text:p text:style-name="P41" loext:marker-style-name="T1"><text:span text:style-name="T1"><text:s/></text:span><text:span text:style-name="T10">Page 599 (numbered 579)</text:span></text:p>
      <text:p text:style-name="P42" loext:marker-style-name="T1"><text:soft-page-break/><text:span text:style-name="T1">Format 5, a more flexible format than Format 4, describes class-based chaining context substitution. It is identical to Format 2, except that it was modified to support extended glyph repertoire.</text:span></text:p>
      <text:p text:style-name="P42" loext:marker-style-name="T1"><text:change-start text:change-id="ct388297392"/><text:span text:style-name="T14">Liam</text:span><text:change-end text:change-id="ct388297392"/><text:span text:style-name="T10">: should read, <text:s/>it was modified to support </text:span><text:span text:style-name="T3">an</text:span><text:span text:style-name="T10"> extended glyph repertoire.</text:span></text:p>
      <text:p text:style-name="P42" loext:marker-style-name="T1"><text:span text:style-name="T10"/></text:p>
      <text:p text:style-name="P43" loext:marker-style-name="T1"><text:span text:style-name="T10">P</text:span><text:span text:style-name="T1">age 827</text:span></text:p>
      <text:h text:style-name="P29" text:outline-level="4">MultiItem Variation Store</text:h>
      <text:p text:style-name="P44" loext:marker-style-name="T15"><text:span text:style-name="T15">This structure is a hybrid between </text:span><text:span text:style-name="T27">ItemVariationStore</text:span><text:span text:style-name="T15"> and </text:span><text:span text:style-name="T27">TupleVariationStore</text:span><text:span text:style-name="T15"> that is designed for more space-efficient storage of variations of tuples of numbers. It is used in the VARC table for variable composite glyphs.</text:span></text:p>
      <text:p text:style-name="P44" loext:marker-style-name="T15"><text:span text:style-name="T15">Like </text:span><text:span text:style-name="T27">ItemVariationStore</text:span><text:span text:style-name="T15">, entries are addressed using a 32-bit </text:span><text:span text:style-name="T27">VarIdx</text:span><text:span text:style-name="T15">, with the top 16 bits called the “outer” index, and the lower 16 bits called the “inner” index.</text:span></text:p>
      <text:p text:style-name="P44" loext:marker-style-name="T15"><text:span text:style-name="T15">Whereas the </text:span><text:span text:style-name="T27">ItemVariationStore</text:span><text:span text:style-name="T15"> stores deltas for a single scalar value for each </text:span><text:span text:style-name="T27">VarIdx</text:span><text:span text:style-name="T15">, the </text:span><text:span text:style-name="T27">MultiItemVariationStore</text:span><text:span text:style-name="T15"> stores deltas for a tuple for each </text:span><text:span text:style-name="T27">VarIdx</text:span><text:span text:style-name="T15">. Compared to </text:span><text:span text:style-name="T27">ItemVariationStore</text:span><text:span text:style-name="T15">, the </text:span><text:span text:style-name="T27">MultiItemVariationStore</text:span><text:span text:style-name="T15"> uses a sparse encoding of the active axes for each region, which is more efficient in fonts with many axes.</text:span></text:p>
      <text:p text:style-name="P44" loext:marker-style-name="T15"><text:span text:style-name="T15">Compared to </text:span><text:span text:style-name="T27">TupleVariationStore</text:span><text:span text:style-name="T15">, the </text:span><text:span text:style-name="T27">MultiItemVariationStore</text:span><text:span text:style-name="T15"> is optimized for smaller tuples and allows tuple-sharing, which is important for its efficiency over the </text:span><text:span text:style-name="T27">TupleVariationStore</text:span><text:span text:style-name="T15">. It also avoids some of the limitations of </text:span><text:span text:style-name="T27">TupleVariationStore</text:span><text:span text:style-name="T15">, such as the total size of an entry being limited to 64K bytes.</text:span></text:p>
      <text:p text:style-name="P44" loext:marker-style-name="T15"><text:span text:style-name="T15">The following structures form the </text:span><text:span text:style-name="T27">MultiItemVariationStore</text:span><text:span text:style-name="T15">. Its processing is fairly similar to that of the </text:span><text:span text:style-name="T27">ItemVariationStore</text:span><text:span text:style-name="T15">, except that the deltas encoded for each entry consist of multiple numbers per region. The </text:span><text:span text:style-name="T27">TupleValues</text:span><text:span text:style-name="T15"> for each entry is the concatenation of the tuple deltas for each region.</text:span></text:p>
      <text:p text:style-name="P8"><text:span text:style-name="Emphasis">MultiItemVariationStore table</text:span></text:p>
      <table:table table:name="Table696" table:style-name="Table696">
        <table:table-column table:style-name="Table696.A"/>
        <table:table-column table:style-name="Table696.B"/>
        <table:table-column table:style-name="Table696.C"/>
        <table:table-row table:style-name="Table696.1">
          <table:table-cell table:style-name="Table696.A1" office:value-type="string">
            <text:p text:style-name="P10">Type</text:p>
          </table:table-cell>
          <table:table-cell table:style-name="Table696.A1" office:value-type="string">
            <text:p text:style-name="P10">Name</text:p>
          </table:table-cell>
          <table:table-cell table:style-name="Table696.A1" office:value-type="string">
            <text:p text:style-name="P10">Description</text:p>
          </table:table-cell>
        </table:table-row>
        <table:table-row table:style-name="Table696.1">
          <table:table-cell table:style-name="Table696.A2" office:value-type="string">
            <text:p text:style-name="P11">uint16</text:p>
          </table:table-cell>
          <table:table-cell table:style-name="Table696.B2" office:value-type="string">
            <text:p text:style-name="P11">format</text:p>
          </table:table-cell>
          <table:table-cell table:style-name="Table696.C2" office:value-type="string">
            <text:p text:style-name="P11">Set to 1.</text:p>
          </table:table-cell>
        </table:table-row>
        <table:table-row table:style-name="Table696.1">
          <table:table-cell table:style-name="Table696.A3" office:value-type="string">
            <text:p text:style-name="P11">Offset32</text:p>
          </table:table-cell>
          <table:table-cell table:style-name="Table696.B3" office:value-type="string">
            <text:p text:style-name="P11">sparseVariationRegionListOffset</text:p>
          </table:table-cell>
          <table:table-cell table:style-name="Table696.C3" office:value-type="string">
            <text:p text:style-name="P11">Offset to the SparseVariationRegionList, from the start of the MultiItemVariationStore</text:p>
          </table:table-cell>
        </table:table-row>
        <table:table-row table:style-name="Table696.1">
          <table:table-cell table:style-name="Table696.A3" office:value-type="string">
            <text:p text:style-name="P11">uint16</text:p>
          </table:table-cell>
          <table:table-cell table:style-name="Table696.B3" office:value-type="string">
            <text:p text:style-name="P11">multiItemVariationDataCount</text:p>
          </table:table-cell>
          <table:table-cell table:style-name="Table696.C3" office:value-type="string">
            <text:p text:style-name="P11">The number of MultiItemVariationData tables.</text:p>
          </table:table-cell>
        </table:table-row>
        <table:table-row table:style-name="Table696.1">
          <table:table-cell table:style-name="Table696.A5" office:value-type="string">
            <text:p text:style-name="P11">Offset32</text:p>
          </table:table-cell>
          <table:table-cell table:style-name="Table696.B5" office:value-type="string">
            <text:p text:style-name="P11">multiItemVariationDataOffsets<text:line-break/>[multiItemVariationDataCount]</text:p>
          </table:table-cell>
          <table:table-cell table:style-name="Table696.C5" office:value-type="string">
            <text:p text:style-name="P11">Array of offsets to MultiItemVariationData tables, from the start of the MultiItemVariationStore.</text:p>
          </table:table-cell>
        </table:table-row>
      </table:table>
      <text:p text:style-name="P8"><text:span text:style-name="Emphasis">SparseVariationRegionLis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ype</text:p>
          </table:table-cell>
          <table:table-cell table:style-name="Table1.A1" office:value-type="string">
            <text:p text:style-name="P10">Name</text:p>
          </table:table-cell>
          <table:table-cell table:style-name="Table1.A1" office:value-type="string">
            <text:p text:style-name="P10">Description</text:p>
          </table:table-cell>
        </table:table-row>
        <table:table-row table:style-name="Table1.1">
          <table:table-cell table:style-name="Table1.A2" office:value-type="string">
            <text:p text:style-name="P11">uint16</text:p>
          </table:table-cell>
          <table:table-cell table:style-name="Table1.B2" office:value-type="string">
            <text:p text:style-name="P11">regionCount</text:p>
          </table:table-cell>
          <table:table-cell table:style-name="Table1.C2" office:value-type="string">
            <text:p text:style-name="P11">The number of regions.</text:p>
          </table:table-cell>
        </table:table-row>
        <text:soft-page-break/>
        <table:table-row table:style-name="Table1.1">
          <table:table-cell table:style-name="Table1.A3" office:value-type="string">
            <text:p text:style-name="P11">Offset32</text:p>
          </table:table-cell>
          <table:table-cell table:style-name="Table1.B3" office:value-type="string">
            <text:p text:style-name="P11">variationRegionOffsets[regionCount]</text:p>
          </table:table-cell>
          <table:table-cell table:style-name="Table1.C3" office:value-type="string">
            <text:p text:style-name="P11"><text:change text:change-id="ct316952256"/><text:change-start text:change-id="ct485751136"/><text:span text:style-name="T46">A</text:span><text:change-end text:change-id="ct485751136"/>rray of<text:change text:change-id="ct426363184"/><text:change-start text:change-id="ct724715024"/><text:span text:style-name="T48">offsets to </text:span><text:change-end text:change-id="ct724715024"/><text:change text:change-id="ct174296752"/><text:change-start text:change-id="ct779376304"/><office:annotation office:name="__Annotation__125503_37343208" loext:resolved="false"><dc:creator>Vladimir Levantovsky</dc:creator><dc:date>2024-02-29T15:29:00</dc:date><meta:creator-initials>VL</meta:creator-initials><text:p text:style-name="P70"><text:span text:style-name="T54">Where is the format of these records defined?</text:span></text:p><text:p text:style-name="P70"><text:span text:style-name="T54"/></text:p><text:p text:style-name="P70"><text:span text:style-name="T54">Thanks, I was missing a table!</text:span></text:p></office:annotation><text:s/><text:span text:style-name="T46">SparseVariation</text:span><text:change-end text:change-id="ct779376304"/>Region<text:change text:change-id="ct739378368"/> records<office:annotation-end office:name="__Annotation__125503_37343208"/>, measured from the start of the SparseVariationRegionList.</text:p>
          </table:table-cell>
        </table:table-row>
      </table:table>
      <text:p text:style-name="P49"><text:change-start text:change-id="ct813382032"/><text:span text:style-name="Emphasis">SparseVariationRegion</text:span><text:change-end text:change-id="ct81338203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text:change-start text:change-id="ct453395424"/>Type<text:change-end text:change-id="ct453395424"/></text:p>
          </table:table-cell>
          <table:table-cell table:style-name="Table4.A1" office:value-type="string">
            <text:p text:style-name="P50"><text:change-start text:change-id="ct682625392"/>Name<text:change-end text:change-id="ct682625392"/></text:p>
          </table:table-cell>
          <table:table-cell table:style-name="Table4.A1" office:value-type="string">
            <text:p text:style-name="P50"><text:change-start text:change-id="ct386698208"/>Description<text:change-end text:change-id="ct386698208"/></text:p>
          </table:table-cell>
        </table:table-row>
        <table:table-row table:style-name="Table4.1">
          <table:table-cell table:style-name="Table4.A2" office:value-type="string">
            <text:p text:style-name="P60"><text:change-start text:change-id="ct393791056"/>uint16<text:change-end text:change-id="ct393791056"/></text:p>
          </table:table-cell>
          <table:table-cell table:style-name="Table4.B2" office:value-type="string">
            <text:p text:style-name="P60"><text:change-start text:change-id="ct563642032"/>region<text:span text:style-name="T47">Axis</text:span>Count<text:change-end text:change-id="ct563642032"/></text:p>
          </table:table-cell>
          <table:table-cell table:style-name="Table4.C2" office:value-type="string">
            <text:p text:style-name="P60"><text:change-start text:change-id="ct722831824"/>The number of <text:span text:style-name="T47">axes for the </text:span>region.<text:change-end text:change-id="ct722831824"/></text:p>
          </table:table-cell>
        </table:table-row>
        <table:table-row table:style-name="Table4.1">
          <table:table-cell table:style-name="Table4.A3" office:value-type="string">
            <text:p text:style-name="P60"><text:change-start text:change-id="ct304989376"/>Offset32<text:change-end text:change-id="ct304989376"/></text:p>
          </table:table-cell>
          <table:table-cell table:style-name="Table4.B3" office:value-type="string">
            <text:p text:style-name="P60"><text:change-start text:change-id="ct507779312"/><text:span text:style-name="T47">sparse</text:span><text:change-end text:change-id="ct507779312"/><text:change-start text:change-id="ct678742256"/>Region<text:span text:style-name="T47">AxisCoordinates</text:span>[region<text:span text:style-name="T47">Axis</text:span>Count]<text:change-end text:change-id="ct678742256"/></text:p>
          </table:table-cell>
          <table:table-cell table:style-name="Table4.C3" office:value-type="string">
            <text:p text:style-name="P60"><text:change-start text:change-id="ct686691360"/><text:span text:style-name="T47">Array of </text:span><text:change-end text:change-id="ct686691360"/><text:change-start text:change-id="ct173780128"/><text:span text:style-name="T49">offsets to </text:span><text:change-end text:change-id="ct173780128"/><text:change-start text:change-id="ct458565168"/><text:span text:style-name="T48">S</text:span><text:change-end text:change-id="ct458565168"/><text:change-start text:change-id="ct738001536"/><text:span text:style-name="T47">parseRegionAxisCoordinates</text:span> records<text:change-end text:change-id="ct738001536"/><text:change-start text:change-id="ct707798640"/>, <text:span text:style-name="T49">measured from the start of the SparseVariationRegion.</text:span><text:change-end text:change-id="ct707798640"/></text:p>
          </table:table-cell>
        </table:table-row>
      </table:table>
      <text:p text:style-name="P49"><text:span text:style-name="Emphasis">SparseRegionAxisCoordinat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ype</text:p>
          </table:table-cell>
          <table:table-cell table:style-name="Table2.A1" office:value-type="string">
            <text:p text:style-name="P10">Name</text:p>
          </table:table-cell>
          <table:table-cell table:style-name="Table2.A1" office:value-type="string">
            <text:p text:style-name="P10"><office:annotation office:name="__Annotation__125535_37343208" loext:resolved="false"><dc:creator>Vladimir Levantovsky</dc:creator><dc:date>2024-02-29T15:41:00</dc:date><meta:creator-initials>VL</meta:creator-initials><text:p text:style-name="P70"><text:span text:style-name="T54">Descriptions are needed for every entry in this table.</text:span></text:p></office:annotation>Description<office:annotation-end office:name="__Annotation__125535_37343208"/><text:change-start text:change-id="ct421557904"/><office:annotation loext:resolved="false"><dc:creator>Liam Quin</dc:creator><dc:date>2024-03-05T02:16:11.991651056</dc:date><meta:creator-initials>LQ</meta:creator-initials><text:p text:style-name="P69"><text:span text:style-name="T51">Reply to Vladimir Levantovsky (29/02/2024, 15:41): "..."</text:span></text:p><text:p><text:span text:style-name="T52">Added, thanks!</text:span></text:p></office:annotation><text:change-end text:change-id="ct421557904"/></text:p>
          </table:table-cell>
        </table:table-row>
        <table:table-row table:style-name="Table2.1">
          <table:table-cell table:style-name="Table2.A2" office:value-type="string">
            <text:p text:style-name="P11">uint16</text:p>
          </table:table-cell>
          <table:table-cell table:style-name="Table2.B2" office:value-type="string">
            <text:p text:style-name="P11">axisIndex</text:p>
          </table:table-cell>
          <table:table-cell table:style-name="Table2.C2" office:value-type="string">
            <text:p text:style-name="P65"><text:bookmark text:name="docs-internal-guid-270c6854-7fff-6a4f-0e44-9d0dc16c5f40"/><text:change-start text:change-id="ct815106672"/>Zero-base index of the axis this record applies to.<text:change-end text:change-id="ct815106672"/></text:p>
          </table:table-cell>
        </table:table-row>
        <table:table-row table:style-name="Table2.1">
          <table:table-cell table:style-name="Table2.A3" office:value-type="string">
            <text:p text:style-name="P11">F2DOT14</text:p>
          </table:table-cell>
          <table:table-cell table:style-name="Table2.B3" office:value-type="string">
            <text:p text:style-name="P11">startCoord</text:p>
          </table:table-cell>
          <table:table-cell table:style-name="Table2.C3" office:value-type="string">
            <text:p text:style-name="P57"><text:change-start text:change-id="ct703560032"/>The region start coordinate value for the axis<text:change-end text:change-id="ct703560032"/></text:p>
          </table:table-cell>
        </table:table-row>
        <table:table-row table:style-name="Table2.1">
          <table:table-cell table:style-name="Table2.A3" office:value-type="string">
            <text:p text:style-name="P11">F2DOT14</text:p>
          </table:table-cell>
          <table:table-cell table:style-name="Table2.B3" office:value-type="string">
            <text:p text:style-name="P11">peakCoord</text:p>
          </table:table-cell>
          <table:table-cell table:style-name="Table2.C3" office:value-type="string">
            <text:p text:style-name="P57"><text:change-start text:change-id="ct781011744"/>The region peak coordinate value for the axis<text:change-end text:change-id="ct781011744"/></text:p>
          </table:table-cell>
        </table:table-row>
        <table:table-row table:style-name="Table2.1">
          <table:table-cell table:style-name="Table2.A5" office:value-type="string">
            <text:p text:style-name="P11">F2DOT14</text:p>
          </table:table-cell>
          <table:table-cell table:style-name="Table2.B5" office:value-type="string">
            <text:p text:style-name="P11">endCoord</text:p>
          </table:table-cell>
          <table:table-cell table:style-name="Table2.C5" office:value-type="string">
            <text:p text:style-name="P56"><text:change-start text:change-id="ct688725888"/>The region end coordinate value for the axis.<text:change-end text:change-id="ct688725888"/></text:p>
          </table:table-cell>
        </table:table-row>
      </table:table>
      <text:p text:style-name="P8"><text:span text:style-name="Emphasis">MultiItemVariationData tabl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ype</text:p>
          </table:table-cell>
          <table:table-cell table:style-name="Table3.A1" office:value-type="string">
            <text:p text:style-name="P10">Name</text:p>
          </table:table-cell>
          <table:table-cell table:style-name="Table3.A1" office:value-type="string">
            <text:p text:style-name="P10">Description</text:p>
          </table:table-cell>
        </table:table-row>
        <table:table-row table:style-name="Table3.1">
          <table:table-cell table:style-name="Table3.A2" office:value-type="string">
            <text:p text:style-name="P11">uint16</text:p>
          </table:table-cell>
          <table:table-cell table:style-name="Table3.B2" office:value-type="string">
            <text:p text:style-name="P11">format</text:p>
          </table:table-cell>
          <table:table-cell table:style-name="Table3.C2" office:value-type="string">
            <text:p text:style-name="P11">Set to 1.</text:p>
          </table:table-cell>
        </table:table-row>
        <table:table-row table:style-name="Table3.1">
          <table:table-cell table:style-name="Table3.A3" office:value-type="string">
            <text:p text:style-name="P11">uint16</text:p>
          </table:table-cell>
          <table:table-cell table:style-name="Table3.B3" office:value-type="string">
            <text:p text:style-name="P11">regionIndexCount</text:p>
          </table:table-cell>
          <table:table-cell table:style-name="Table3.C3" office:value-type="string">
            <text:p text:style-name="P58">The number of variation regions <text:change text:change-id="ct781347344"/><text:change-start text:change-id="ct729035136"/><text:span text:style-name="T34">defined in this subtable</text:span><text:change-end text:change-id="ct729035136"/>.</text:p>
          </table:table-cell>
        </table:table-row>
        <table:table-row table:style-name="Table3.1">
          <table:table-cell table:style-name="Table3.A3" office:value-type="string">
            <text:p text:style-name="P11">uint16</text:p>
          </table:table-cell>
          <table:table-cell table:style-name="Table3.B3" office:value-type="string">
            <text:p text:style-name="P11">regionIndices<text:line-break/>[regionIndexCount]</text:p>
          </table:table-cell>
          <table:table-cell table:style-name="Table3.C3" office:value-type="string">
            <text:p text:style-name="P11"><office:annotation office:name="__Annotation__125609_37343208" loext:resolved="false"><dc:creator>Vladimir Levantovsky</dc:creator><dc:date>2024-03-01T12:35:00</dc:date><meta:creator-initials>VL</meta:creator-initials><text:p text:style-name="P70"><text:span text:style-name="T55">These need to be defined.</text:span></text:p></office:annotation>Array of indices into ...<office:annotation-end office:name="__Annotation__125609_37343208"/><text:change-start text:change-id="ct784170496"/><text:line-break/><text:bookmark text:name="docs-internal-guid-5761de79-7fff-f627-5ffd-10f66eac7260"/><text:span text:style-name="T34">Array of indices into the sparse variation region list for the regions referenced by this item variation data table.</text:span></text:p>
            <text:p text:style-name="P11"><text:change-end text:change-id="ct784170496"/></text:p>
          </table:table-cell>
        </table:table-row>
        <table:table-row table:style-name="Table3.1">
          <table:table-cell table:style-name="Table3.A5" office:value-type="string">
            <text:p text:style-name="P11">Offset32</text:p>
          </table:table-cell>
          <table:table-cell table:style-name="Table3.B5" office:value-type="string">
            <text:p text:style-name="P11">deltaSets</text:p>
          </table:table-cell>
          <table:table-cell table:style-name="Table3.C5" office:value-type="string">
            <text:p text:style-name="P11">Offset to CFF2-style INDEX array of TupleValues, measured from the start of the MultiItemVariationData table.</text:p>
          </table:table-cell>
        </table:table-row>
      </table:table>
      <text:p text:style-name="P23" loext:marker-style-name="T15"><text:soft-page-break/><text:span text:style-name="T15">The deltaSets field in a MultiItemVariationData table is a CFF2-style INDEX structure, which stores the delta-sets for a single tuple within each of its slots, addressed by the “inner” index of the VarIdx (see MultiItemVariationStore above), whereas a MultiItemVariationData table itself represents the data for all values sharing the same “outer” index. The tuple data encoded within each entry of the deltaSets INDEX object are each encoded as a TupleValues structure.</text:span></text:p>
      <text:p text:style-name="P44" loext:marker-style-name="T15"><text:span text:style-name="T15">The TupleValues for each entry are the concatenation of the tuple deltas for each region. The length of the tuple deltas for each region is calculated by dividing the number of entries stored in the respective TupleValues structure by the number of regions.</text:span></text:p>
      <text:p text:style-name="P44" loext:marker-style-name="T15"><text:span text:style-name="T15">The CFF2 INDEX format used in VARC (and hence in MultiItemVariationData subtables) is a variable-sized INDEX structure, as defined for the CFF2 table in section 5.3.3.5.2 (INDEX Data). A CFF2-style INDEX is used to store a list of variable-sized data, such as glyph records, in a space-efficient manner.</text:span></text:p>
      <text:p text:style-name="P25" loext:marker-style-name="T15"><text:span text:style-name="T11">NOTE<text:tab/>This is the INDEX structure defined for CFF2, and not the INDEX structure defined for CFF. The count field of the CFF2 Index structure is a 32-bit value (uint32), unlike the corresponding count field in the CFF table.</text:span></text:p>
      <text:p text:style-name="P38" loext:marker-style-name="T1"><text:span text:style-name="T1"/></text:p>
      <text:p text:style-name="P24" loext:marker-style-name="T15"><text:span text:style-name="Emphasis"><text:span text:style-name="T15"/></text:span></text:p>
      <text:p text:style-name="P61" loext:marker-style-name="T15"><text:span text:style-name="Emphasis"><text:span text:style-name="T15"/></text:span></text:p>
      <text:p text:style-name="P47" loext:marker-style-name="T15"><text:bookmark text:name="docs-internal-guid-b9a3310f-7fff-5075-79c6-f5ebd24efba6"/><text:span text:style-name="Emphasis"><text:span text:style-name="T36">Page 893 (numbered 873) 7.3.9.1 Glyph variations table format</text:span></text:span></text:p>
      <text:p text:style-name="Text_20_body"><text:bookmark text:name="docs-internal-guid-b52e736f-7fff-fa91-4a54-a20751bdaaf7"/><text:change-start text:change-id="ct809694368"/><text:span text:style-name="Emphasis"><text:span text:style-name="T37">The GVAR glyph variation table duplicates the functionality of the 'gvar' table (7.3.4) enabling support for extended glyph repertoire defined by the GLYF table (5.2.8). As its predecessor, the glyph variations table is comprised of a header followed by GlyphVariationData subtables for each glyph that describe the ways that each glyph is transformed across the font’s variation space.</text:span></text:span><text:change-end text:change-id="ct809694368"/><text:change-start text:change-id="ct569018496"/></text:p>
      <text:p text:style-name="P66">Liam suggests:</text:p>
      <text:p text:style-name="P63"><text:span text:style-name="T35">The GVAR glyph variation table duplicates the functionality of the 'gvar' table (7.3.4) enabling support for extended glyph repertoire defined by the GLYF table (5.2.8). </text:span><text:span text:style-name="T34">As with ‘gvar’,</text:span><text:span text:style-name="T35"> the glyph variations table </text:span><text:span text:style-name="T34">has</text:span><text:span text:style-name="T35"> a header followed by GlyphVariationData subtables for each glyph that describe the ways that each glyph is transformed across the font’s variation space.</text:span></text:p>
      <text:p text:style-name="P67"><text:line-break/><text:change-end text:change-id="ct569018496"/><text:change text:change-id="ct705620048"/>'GVAR' header</text:p>
      <text:p text:style-name="P15" loext:marker-style-name="T1"><text:span text:style-name="T1">The glyph variations table header format is as follows:</text:span></text:p>
      <text:p text:style-name="P15"><text:soft-page-break/><text:span text:style-name="Emphasis">‘GVAR’ header</text:span></text:p>
      <table:table table:name="Table758" table:style-name="Table758">
        <table:table-column table:style-name="Table758.A"/>
        <table:table-column table:style-name="Table758.B"/>
        <table:table-column table:style-name="Table758.C"/>
        <table:table-row table:style-name="Table758.1">
          <table:table-cell table:style-name="Table758.A1" office:value-type="string">
            <text:p text:style-name="P16">Type</text:p>
          </table:table-cell>
          <table:table-cell table:style-name="Table758.A1" office:value-type="string">
            <text:p text:style-name="P16">Name</text:p>
          </table:table-cell>
          <table:table-cell table:style-name="Table758.A1" office:value-type="string">
            <text:p text:style-name="P16">Description</text:p>
          </table:table-cell>
        </table:table-row>
        <table:table-row table:style-name="Table758.1">
          <table:table-cell table:style-name="Table758.A2" office:value-type="string">
            <text:p text:style-name="P17">uint16</text:p>
          </table:table-cell>
          <table:table-cell table:style-name="Table758.B2" office:value-type="string">
            <text:p text:style-name="P17">majorVersion</text:p>
          </table:table-cell>
          <table:table-cell table:style-name="Table758.C2" office:value-type="string">
            <text:p text:style-name="P17">Major version number of the glyph variations table – set to 1.</text:p>
          </table:table-cell>
        </table:table-row>
        <table:table-row table:style-name="Table758.1">
          <table:table-cell table:style-name="Table758.A3" office:value-type="string">
            <text:p text:style-name="P17">uint16</text:p>
          </table:table-cell>
          <table:table-cell table:style-name="Table758.B3" office:value-type="string">
            <text:p text:style-name="P17">minorVersion</text:p>
          </table:table-cell>
          <table:table-cell table:style-name="Table758.C3" office:value-type="string">
            <text:p text:style-name="P17">Minor version number of the glyph variations table – set to 0.</text:p>
          </table:table-cell>
        </table:table-row>
        <table:table-row table:style-name="Table758.1">
          <table:table-cell table:style-name="Table758.A3" office:value-type="string">
            <text:p text:style-name="P17">uint16</text:p>
          </table:table-cell>
          <table:table-cell table:style-name="Table758.B3" office:value-type="string">
            <text:p text:style-name="P17">axisCount</text:p>
          </table:table-cell>
          <table:table-cell table:style-name="Table758.C3" office:value-type="string">
            <text:p text:style-name="P17">The number of variation axes for this font. If the 'fvar' table is present, axisCount shall be the same number as axisCount in the 'fvar' table.</text:p>
          </table:table-cell>
        </table:table-row>
        <table:table-row table:style-name="Table758.1">
          <table:table-cell table:style-name="Table758.A3" office:value-type="string">
            <text:p text:style-name="P17">uint16</text:p>
          </table:table-cell>
          <table:table-cell table:style-name="Table758.B3" office:value-type="string">
            <text:p text:style-name="P17">sharedTupleCount</text:p>
          </table:table-cell>
          <table:table-cell table:style-name="Table758.C3" office:value-type="string">
            <text:p text:style-name="P17">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758.1">
          <table:table-cell table:style-name="Table758.A3" office:value-type="string">
            <text:p text:style-name="P17">Offset32</text:p>
          </table:table-cell>
          <table:table-cell table:style-name="Table758.B3" office:value-type="string">
            <text:p text:style-name="P17">sharedTuplesOffset</text:p>
          </table:table-cell>
          <table:table-cell table:style-name="Table758.C3" office:value-type="string">
            <text:p text:style-name="P17">Offset from the start of this table to the shared tuple records.</text:p>
          </table:table-cell>
        </table:table-row>
        <table:table-row table:style-name="Table758.1">
          <table:table-cell table:style-name="Table758.A3" office:value-type="string">
            <text:p text:style-name="P17">uint24</text:p>
          </table:table-cell>
          <table:table-cell table:style-name="Table758.B3" office:value-type="string">
            <text:p text:style-name="P17">glyphCount</text:p>
          </table:table-cell>
          <table:table-cell table:style-name="Table758.C3" office:value-type="string">
            <text:p text:style-name="P59"><text:change text:change-id="ct719302912"/><text:change-start text:change-id="ct817503088"/><office:annotation office:name="__Annotation__131581_37343208" loext:resolved="false"><dc:creator>Vladimir Levantovsky</dc:creator><dc:date>2024-03-01T12:47:00</dc:date><meta:creator-initials>VL</meta:creator-initials><text:p text:style-name="P70"><text:span text:style-name="T54">Both ‘gvar’ and GVAR descriptions need to be updated to refer to numGlyphs from ‘map’ / MAXP tables.</text:span></text:p></office:annotation><office:annotation office:name="__Annotation__131577_37343208" loext:resolved="false"><dc:creator>Vladimir Levantovsky</dc:creator><dc:date>2024-02-21T15:15:00</dc:date><meta:creator-initials>VL</meta:creator-initials><text:p text:style-name="P70"><text:span text:style-name="T54">How is this number determined?</text:span></text:p></office:annotation></text:p>
            <text:p text:style-name="P59"><text:change-end text:change-id="ct817503088"/><text:s/><office:annotation-end office:name="__Annotation__131577_37343208"/><office:annotation-end office:name="__Annotation__131581_37343208"/><text:bookmark text:name="docs-internal-guid-5db13edf-7fff-ef80-6c78-d1cc8ea3ce6a"/><text:change-start text:change-id="ct779795696"/><text:span text:style-name="T34">The number of glyphs in the font, equal to numGlyphs from MAXP.</text:span><text:change-end text:change-id="ct779795696"/></text:p>
          </table:table-cell>
        </table:table-row>
        <table:table-row table:style-name="Table758.1">
          <table:table-cell table:style-name="Table758.A3" office:value-type="string">
            <text:p text:style-name="P17">uint16</text:p>
          </table:table-cell>
          <table:table-cell table:style-name="Table758.B3" office:value-type="string">
            <text:p text:style-name="P17">flags</text:p>
          </table:table-cell>
          <table:table-cell table:style-name="Table758.C3" office:value-type="string">
            <text:p text:style-name="P17">Bit-field that gives the format of the offset array that follows. If bit 1 is clear, the offsets are uint16; if bit 1 is set, the offsets are uint32.</text:p>
          </table:table-cell>
        </table:table-row>
        <table:table-row table:style-name="Table758.1">
          <table:table-cell table:style-name="Table758.A3" office:value-type="string">
            <text:p text:style-name="P17">Offset32</text:p>
          </table:table-cell>
          <table:table-cell table:style-name="Table758.B3" office:value-type="string">
            <text:p text:style-name="P17">glyphVariationDataArrayOffset</text:p>
          </table:table-cell>
          <table:table-cell table:style-name="Table758.C3" office:value-type="string">
            <text:p text:style-name="P17">Offset from the start of this table to the array of GlyphVariationData tables.</text:p>
          </table:table-cell>
        </table:table-row>
        <table:table-row table:style-name="Table758.1">
          <table:table-cell table:style-name="Table758.A10" office:value-type="string">
            <text:p text:style-name="P17">Offset16 or Offset32</text:p>
          </table:table-cell>
          <table:table-cell table:style-name="Table758.B10" office:value-type="string">
            <text:p text:style-name="P17">glyphVariationDataOffsets<text:line-break/>[glyphCount + 1]</text:p>
          </table:table-cell>
          <table:table-cell table:style-name="Table758.C10" office:value-type="string">
            <text:p text:style-name="P17">Offsets from the start of the GlyphVariationData array to each GlyphVariationData table. </text:p>
          </table:table-cell>
        </table:table-row>
      </table:table>
      <text:p text:style-name="P46" loext:marker-style-name="T1"><text:span text:style-name="T1">If the short format (</text:span>Offset16<text:span text:style-name="T1">) is used for offsets, the value stored is the offset divided by 2. Hence, the actual offset for the location of the GlyphVariationData table within the font will be the value stored in the offsets array multiplied by 2.</text:span></text:p>
      <text:p text:style-name="P14"><text:span text:style-name="Emphasis"><text:span text:style-name="T28">NOTE<text:tab/>The major difference between GVAR and 'gvar' tables is that glyphCount is a uint32 in GVAR, allowing for more than 64K of glyphs to be stored in a font.</text:span></text:span></text:p>
      <text:p text:style-name="P14"><text:span text:style-name="Emphasis"><text:span text:style-name="T28"/></text:span></text:p>
      <text:p text:style-name="P14"><text:span text:style-name="Emphasis"><text:span text:style-name="T29">(</text:span></text:span><text:span text:style-name="Emphasis"><text:span text:style-name="T30">section starting on </text:span></text:span><text:span text:style-name="Emphasis"><text:span text:style-name="T29">page 896, numbered 876)</text:span></text:span></text:p>
      <text:h text:style-name="P30" text:outline-level="4"><text:soft-page-break/><text:span text:style-name="Emphasis"><text:span text:style-name="T29">Processing the ‘GVAR’ table</text:span></text:span></text:h>
      <text:p text:style-name="P13"><text:change-start text:change-id="ct712174208"/><text:span text:style-name="Emphasis"><text:span text:style-name="T39">This </text:span></text:span><text:change-end text:change-id="ct712174208"/><text:change-start text:change-id="ct794111712"/><text:span text:style-name="Emphasis"><text:span text:style-name="T41">note</text:span></text:span><text:change-end text:change-id="ct794111712"/><text:change-start text:change-id="ct724180464"/><text:span text:style-name="Emphasis"><text:span text:style-name="T39"> refers </text:span></text:span><text:change-end text:change-id="ct724180464"/><text:change-start text:change-id="ct563621664"/><text:span text:style-name="Emphasis"><text:span text:style-name="T41">to hmtx </text:span></text:span><text:change-end text:change-id="ct563621664"/><text:change-start text:change-id="ct820213168"/><text:span text:style-name="Emphasis"><text:span text:style-name="T43">and should refer to HMTX, </text:span></text:span><text:change-end text:change-id="ct820213168"/><text:change-start text:change-id="ct806323008"/><text:span text:style-name="Emphasis"><text:span text:style-name="T45">or to HTMX or html data.</text:span></text:span><text:change-end text:change-id="ct806323008"/><text:change text:change-id="ct554109152"/></text:p>
      <text:p text:style-name="P20"><text:span text:style-name="Emphasis"><text:span text:style-name="T30">NOTE<text:tab/>When a composite glyph has a component with the USE_MY_METRICS flag set, the ‘hmtx’ and 'HVAR' data for the composite glyph are used in the same manner in which the ‘hmtx’ data would be used for a non-variable font. The ‘hmtx’ and 'HVAR' data should be set to appropriate values for the composite glyph, though the hinted phantom point positions may not exactly match the linearly-scaled metrics obtained from the ‘hmtx’ and 'HVAR' dat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title" style:display-name="Table title" style:family="paragraph" style:parent-style-name="Standard" style:next-style-name="Standard">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Table_20_Header" style:display-name="Table Header" style:family="paragraph" style:parent-style-name="Table_20_title">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Table_20_Paragraph" style:display-name="Table Paragraph" style:family="paragraph" style:parent-style-name="Standard">
      <style:paragraph-properties fo:margin-left="0.076cm" fo:margin-right="0.051cm" fo:margin-top="0.106cm" fo:margin-bottom="0.212cm" style:contextual-spacing="false" fo:text-align="start" style:justify-single-word="false"/>
      <style:text-properties style:font-name-complex="Arial1" style:font-family-complex="Arial" style:font-family-generic-complex="system" style:font-pitch-complex="variable"/>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Heading_20_1" style:display-name="Heading 1" style:family="paragraph" style:parent-style-name="Standard" style:next-style-name="Standard" style:default-outline-level="1" style:class="text">
      <style:paragraph-properties fo:margin-top="0.635cm" fo:margin-bottom="0.423cm" style:contextual-spacing="false" fo:line-height="0.476cm" fo:text-align="start" style:justify-single-word="false" fo:hyphenation-ladder-count="no-limit" fo:keep-with-next="always">
        <style:tab-stops>
          <style:tab-stop style:position="1.27cm"/>
        </style:tab-stops>
      </style:paragraph-properties>
      <style:text-properties fo:font-size="14pt" fo:font-weight="bold" style:font-name-asian="MS Mincho" style:font-family-asian="'MS Mincho'" style:font-family-generic-asian="system" style:font-pitch-asian="variable" style:font-size-asian="14pt" style:language-asian="ja" style:country-asian="JP" style:font-weight-asian="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1" style:next-style-name="Standard" style:default-outline-level="3" style:class="text">
      <style:paragraph-properties fo:margin-top="0.494cm" fo:margin-bottom="0.423cm" style:contextual-spacing="false" style:line-height-at-least="0.423cm">
        <style:tab-stops>
          <style:tab-stop style:position="1.552cm"/>
        </style:tab-stops>
      </style:paragraph-properties>
      <style:text-properties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 style:display-name="Heading 4" style:family="paragraph" style:parent-style-name="Heading_20_3" style:next-style-name="Standard" style:default-outline-level="4" style:class="text">
      <style:paragraph-properties fo:margin-left="1.905cm" fo:text-indent="-1.905cm" style:auto-text-indent="false">
        <style:tab-stops>
          <style:tab-stop style:position="1.905cm"/>
          <style:tab-stop style:position="2.399cm"/>
        </style:tab-stops>
      </style:paragraph-properties>
      <style:text-properties fo:font-size="11pt" style:font-size-asian="11pt"/>
    </style:style>
    <style:style style:name="NOTE" style:family="paragraph" style:parent-style-name="Normal_20__28_Web_29_">
      <style:paragraph-properties fo:margin-left="1.588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List_20_Paragraph" style:display-name="List Paragraph" style:family="paragraph" style:parent-style-name="Standard">
      <style:paragraph-properties fo:margin-top="0cm" fo:margin-bottom="0cm" style:contextual-spacing="false" fo:line-height="100%" fo:text-align="start" style:justify-single-word="false" fo:orphans="0" fo:widows="0">
        <style:tab-stops/>
      </style:paragraph-properties>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Heading_20_5" style:display-name="Heading 5" style:family="paragraph" style:parent-style-name="Heading_20_4" style:next-style-name="Standard" style:default-outline-level="5" style:class="text">
      <style:paragraph-properties>
        <style:tab-stops>
          <style:tab-stop style:position="1.905cm"/>
        </style:tab-stops>
      </style:paragraph-properties>
    </style:style>
    <style:style style:name="Emphasis" style:family="text">
      <style:text-properties style:font-name="Cambria" fo:font-family="Cambria" style:font-family-generic="roman" style:font-pitch="variable" fo:font-size="11pt" fo:language="fr" fo:country="FR" fo:font-style="italic" style:font-size-asian="11pt" style:font-style-asian="italic" style:font-size-complex="11pt"/>
    </style:style>
    <style:style style:name="Line_20_numbering" style:display-name="Line numbering" style:family="text"/>
    <style:style style:name="tab1" style:family="text">
      <style:text-properties style:font-name="Verdana" fo:font-family="Verdana" style:font-family-generic="roman" style:font-pitch="variable" fo:font-size="5.5pt" style:font-size-asian="5.5pt" style:font-size-complex="5.5pt"/>
    </style:style>
    <style:style style:name="Strong_20_Emphasis" style:display-name="Strong Emphasis" style:family="text">
      <style:text-properties style:font-name="Cambria" fo:font-family="Cambria" style:font-family-generic="roman" style:font-pitch="variable" fo:font-size="11pt" fo:font-weight="bold" style:font-size-asian="11pt" style:font-weight-asian="bold" style:font-size-complex="11pt"/>
    </style:style>
    <style:style style:name="ListLabel_20_2186" style:display-name="ListLabel 2186" style:family="text"/>
    <style:style style:name="ListLabel_20_2187" style:display-name="ListLabel 2187" style:family="text">
      <style:text-properties style:font-name-complex="Courier New" style:font-family-complex="'Courier New'" style:font-family-generic-complex="system" style:font-pitch-complex="variable"/>
    </style:style>
    <style:style style:name="ListLabel_20_2188" style:display-name="ListLabel 2188" style:family="text"/>
    <style:style style:name="ListLabel_20_2189" style:display-name="ListLabel 2189" style:family="text"/>
    <style:style style:name="ListLabel_20_2190" style:display-name="ListLabel 2190" style:family="text">
      <style:text-properties style:font-name-complex="Courier New" style:font-family-complex="'Courier New'" style:font-family-generic-complex="system" style:font-pitch-complex="variable"/>
    </style:style>
    <style:style style:name="ListLabel_20_2191" style:display-name="ListLabel 2191" style:family="text"/>
    <style:style style:name="ListLabel_20_2192" style:display-name="ListLabel 2192" style:family="text"/>
    <style:style style:name="ListLabel_20_2193" style:display-name="ListLabel 2193" style:family="text">
      <style:text-properties style:font-name-complex="Courier New" style:font-family-complex="'Courier New'" style:font-family-generic-complex="system" style:font-pitch-complex="variable"/>
    </style:style>
    <style:style style:name="ListLabel_20_2194" style:display-name="ListLabel 219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50">
      <text:list-level-style-bullet text:level="1" text:style-name="ListLabel_20_218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8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8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9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9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9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9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month number:style="long" number:textual="true"/>
      <number:text> </number:text>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9:43:53.468609758</meta:creation-date>
    <meta:editing-duration>PT15M47S</meta:editing-duration>
    <meta:editing-cycles>9</meta:editing-cycles>
    <meta:generator>LibreOffice/7.6.4.1$Linux_X86_64 LibreOffice_project/60$Build-1</meta:generator>
    <meta:initial-creator>Liam Quin</meta:initial-creator>
    <dc:date>2024-03-05T14:28:16.897988583</dc:date>
    <dc:creator>Liam Quin</dc:creator>
    <meta:document-statistic meta:table-count="8" meta:image-count="0" meta:object-count="0" meta:page-count="9" meta:paragraph-count="234" meta:word-count="2388" meta:character-count="14730" meta:non-whitespace-character-count="12565"/>
  </office:meta>
</office:document-meta>
</file>